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Medias</text:p>
          </table:table-cell>
          <table:table-cell/>
          <table:table-cell office:value-type="string" calcext:value-type="string">
            <text:p>Ciclo/instru</text:p>
          </table:table-cell>
          <table:table-cell office:value-type="string" calcext:value-type="string">
            <text:p>instru/ciclo</text:p>
          </table:table-cell>
        </table:table-row>
        <table:table-row table:style-name="ro1">
          <table:table-cell office:value-type="string" calcext:value-type="string">
            <text:p>OpenMP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12940087880" calcext:value-type="float">
            <text:p>12940087880</text:p>
          </table:table-cell>
          <table:table-cell office:value-type="float" office:value="12972940179" calcext:value-type="float">
            <text:p>12972940179</text:p>
          </table:table-cell>
          <table:table-cell office:value-type="float" office:value="12938787239" calcext:value-type="float">
            <text:p>12938787239</text:p>
          </table:table-cell>
          <table:table-cell office:value-type="float" office:value="12938893977" calcext:value-type="float">
            <text:p>12938893977</text:p>
          </table:table-cell>
          <table:table-cell office:value-type="float" office:value="12937149752" calcext:value-type="float">
            <text:p>12937149752</text:p>
          </table:table-cell>
          <table:table-cell office:value-type="float" office:value="12961669976" calcext:value-type="float">
            <text:p>12961669976</text:p>
          </table:table-cell>
          <table:table-cell office:value-type="float" office:value="12954329411" calcext:value-type="float">
            <text:p>12954329411</text:p>
          </table:table-cell>
          <table:table-cell office:value-type="float" office:value="12939066213" calcext:value-type="float">
            <text:p>12939066213</text:p>
          </table:table-cell>
          <table:table-cell office:value-type="float" office:value="12938969358" calcext:value-type="float">
            <text:p>12938969358</text:p>
          </table:table-cell>
          <table:table-cell office:value-type="float" office:value="12940264695" calcext:value-type="float">
            <text:p>12940264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12911910835" calcext:value-type="float">
            <text:p>12911910835</text:p>
          </table:table-cell>
          <table:table-cell office:value-type="float" office:value="12913862251" calcext:value-type="float">
            <text:p>12913862251</text:p>
          </table:table-cell>
          <table:table-cell office:value-type="float" office:value="12914452792" calcext:value-type="float">
            <text:p>12914452792</text:p>
          </table:table-cell>
          <table:table-cell office:value-type="float" office:value="12904214746" calcext:value-type="float">
            <text:p>12904214746</text:p>
          </table:table-cell>
          <table:table-cell office:value-type="float" office:value="12895389486" calcext:value-type="float">
            <text:p>12895389486</text:p>
          </table:table-cell>
          <table:table-cell office:value-type="float" office:value="12906586566" calcext:value-type="float">
            <text:p>12906586566</text:p>
          </table:table-cell>
          <table:table-cell office:value-type="float" office:value="12909961827" calcext:value-type="float">
            <text:p>12909961827</text:p>
          </table:table-cell>
          <table:table-cell office:value-type="float" office:value="12909958776" calcext:value-type="float">
            <text:p>12909958776</text:p>
          </table:table-cell>
          <table:table-cell office:value-type="float" office:value="12895948310" calcext:value-type="float">
            <text:p>12895948310</text:p>
          </table:table-cell>
          <table:table-cell office:value-type="float" office:value="12910247183" calcext:value-type="float">
            <text:p>12910247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7190697981" calcext:value-type="float">
            <text:p>7190697981</text:p>
          </table:table-cell>
          <table:table-cell office:value-type="float" office:value="7855875875" calcext:value-type="float">
            <text:p>7855875875</text:p>
          </table:table-cell>
          <table:table-cell office:value-type="float" office:value="7157205208" calcext:value-type="float">
            <text:p>7157205208</text:p>
          </table:table-cell>
          <table:table-cell office:value-type="float" office:value="7518064244" calcext:value-type="float">
            <text:p>7518064244</text:p>
          </table:table-cell>
          <table:table-cell office:value-type="float" office:value="7820942955" calcext:value-type="float">
            <text:p>7820942955</text:p>
          </table:table-cell>
          <table:table-cell office:value-type="float" office:value="9610873631" calcext:value-type="float">
            <text:p>9610873631</text:p>
          </table:table-cell>
          <table:table-cell office:value-type="float" office:value="8568030357" calcext:value-type="float">
            <text:p>8568030357</text:p>
          </table:table-cell>
          <table:table-cell office:value-type="float" office:value="8333523512" calcext:value-type="float">
            <text:p>8333523512</text:p>
          </table:table-cell>
          <table:table-cell office:value-type="float" office:value="8733906041" calcext:value-type="float">
            <text:p>8733906041</text:p>
          </table:table-cell>
          <table:table-cell office:value-type="float" office:value="8048149008" calcext:value-type="float">
            <text:p>8048149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63936478966" calcext:value-type="float">
            <text:p>63936478966</text:p>
          </table:table-cell>
          <table:table-cell office:value-type="float" office:value="64022172390" calcext:value-type="float">
            <text:p>64022172390</text:p>
          </table:table-cell>
          <table:table-cell office:value-type="float" office:value="63884318401" calcext:value-type="float">
            <text:p>63884318401</text:p>
          </table:table-cell>
          <table:table-cell office:value-type="float" office:value="63744932559" calcext:value-type="float">
            <text:p>63744932559</text:p>
          </table:table-cell>
          <table:table-cell office:value-type="float" office:value="63691007826" calcext:value-type="float">
            <text:p>63691007826</text:p>
          </table:table-cell>
          <table:table-cell office:value-type="float" office:value="64026942058" calcext:value-type="float">
            <text:p>64026942058</text:p>
          </table:table-cell>
          <table:table-cell office:value-type="float" office:value="63769811440" calcext:value-type="float">
            <text:p>63769811440</text:p>
          </table:table-cell>
          <table:table-cell office:value-type="float" office:value="63901027439" calcext:value-type="float">
            <text:p>63901027439</text:p>
          </table:table-cell>
          <table:table-cell office:value-type="float" office:value="63699156254" calcext:value-type="float">
            <text:p>63699156254</text:p>
          </table:table-cell>
          <table:table-cell office:value-type="float" office:value="64176865204" calcext:value-type="float">
            <text:p>64176865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184691009731" calcext:value-type="float">
            <text:p>1184691009731</text:p>
          </table:table-cell>
          <table:table-cell office:value-type="float" office:value="1176060396159" calcext:value-type="float">
            <text:p>1176060396159</text:p>
          </table:table-cell>
          <table:table-cell office:value-type="float" office:value="1179212025425" calcext:value-type="float">
            <text:p>1179212025425</text:p>
          </table:table-cell>
          <table:table-cell office:value-type="float" office:value="1200146460149" calcext:value-type="float">
            <text:p>1200146460149</text:p>
          </table:table-cell>
          <table:table-cell office:value-type="float" office:value="1216178114573" calcext:value-type="float">
            <text:p>1216178114573</text:p>
          </table:table-cell>
          <table:table-cell office:value-type="float" office:value="1183488026273" calcext:value-type="float">
            <text:p>1183488026273</text:p>
          </table:table-cell>
          <table:table-cell office:value-type="float" office:value="1197550492049" calcext:value-type="float">
            <text:p>1197550492049</text:p>
          </table:table-cell>
          <table:table-cell office:value-type="float" office:value="1200081736188" calcext:value-type="float">
            <text:p>1200081736188</text:p>
          </table:table-cell>
          <table:table-cell office:value-type="float" office:value="1206460591462" calcext:value-type="float">
            <text:p>1206460591462</text:p>
          </table:table-cell>
          <table:table-cell office:value-type="float" office:value="1183634971071" calcext:value-type="float">
            <text:p>1183634971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618614292859" calcext:value-type="float">
            <text:p>618614292859</text:p>
          </table:table-cell>
          <table:table-cell office:value-type="float" office:value="618614127926" calcext:value-type="float">
            <text:p>618614127926</text:p>
          </table:table-cell>
          <table:table-cell office:value-type="float" office:value="618614286851" calcext:value-type="float">
            <text:p>618614286851</text:p>
          </table:table-cell>
          <table:table-cell office:value-type="float" office:value="618613875542" calcext:value-type="float">
            <text:p>618613875542</text:p>
          </table:table-cell>
          <table:table-cell office:value-type="float" office:value="618613882331" calcext:value-type="float">
            <text:p>618613882331</text:p>
          </table:table-cell>
          <table:table-cell office:value-type="float" office:value="618613886075" calcext:value-type="float">
            <text:p>618613886075</text:p>
          </table:table-cell>
          <table:table-cell office:value-type="float" office:value="618613874346" calcext:value-type="float">
            <text:p>618613874346</text:p>
          </table:table-cell>
          <table:table-cell office:value-type="float" office:value="618613884731" calcext:value-type="float">
            <text:p>618613884731</text:p>
          </table:table-cell>
          <table:table-cell office:value-type="float" office:value="618613884877" calcext:value-type="float">
            <text:p>618613884877</text:p>
          </table:table-cell>
          <table:table-cell office:value-type="float" office:value="618614448935" calcext:value-type="float">
            <text:p>618614448935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<text:s/>OpenMP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6480499822" calcext:value-type="float">
            <text:p>6480499822</text:p>
          </table:table-cell>
          <table:table-cell office:value-type="float" office:value="6480697671" calcext:value-type="float">
            <text:p>6480697671</text:p>
          </table:table-cell>
          <table:table-cell office:value-type="float" office:value="6491184104" calcext:value-type="float">
            <text:p>6491184104</text:p>
          </table:table-cell>
          <table:table-cell office:value-type="float" office:value="6479554312" calcext:value-type="float">
            <text:p>6479554312</text:p>
          </table:table-cell>
          <table:table-cell office:value-type="float" office:value="6492685752" calcext:value-type="float">
            <text:p>6492685752</text:p>
          </table:table-cell>
          <table:table-cell office:value-type="float" office:value="6478165409" calcext:value-type="float">
            <text:p>6478165409</text:p>
          </table:table-cell>
          <table:table-cell office:value-type="float" office:value="6478037351" calcext:value-type="float">
            <text:p>6478037351</text:p>
          </table:table-cell>
          <table:table-cell office:value-type="float" office:value="6478098197" calcext:value-type="float">
            <text:p>6478098197</text:p>
          </table:table-cell>
          <table:table-cell office:value-type="float" office:value="6479077658" calcext:value-type="float">
            <text:p>6479077658</text:p>
          </table:table-cell>
          <table:table-cell office:value-type="float" office:value="6485527114" calcext:value-type="float">
            <text:p>6485527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6463433793" calcext:value-type="float">
            <text:p>6463433793</text:p>
          </table:table-cell>
          <table:table-cell office:value-type="float" office:value="6464733890" calcext:value-type="float">
            <text:p>6464733890</text:p>
          </table:table-cell>
          <table:table-cell office:value-type="float" office:value="6464593591" calcext:value-type="float">
            <text:p>6464593591</text:p>
          </table:table-cell>
          <table:table-cell office:value-type="float" office:value="6464200747" calcext:value-type="float">
            <text:p>6464200747</text:p>
          </table:table-cell>
          <table:table-cell office:value-type="float" office:value="6463751064" calcext:value-type="float">
            <text:p>6463751064</text:p>
          </table:table-cell>
          <table:table-cell office:value-type="float" office:value="6459663012" calcext:value-type="float">
            <text:p>6459663012</text:p>
          </table:table-cell>
          <table:table-cell office:value-type="float" office:value="6465511988" calcext:value-type="float">
            <text:p>6465511988</text:p>
          </table:table-cell>
          <table:table-cell office:value-type="float" office:value="6463835945" calcext:value-type="float">
            <text:p>6463835945</text:p>
          </table:table-cell>
          <table:table-cell office:value-type="float" office:value="6463676977" calcext:value-type="float">
            <text:p>6463676977</text:p>
          </table:table-cell>
          <table:table-cell office:value-type="float" office:value="6462024500" calcext:value-type="float">
            <text:p>6462024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5619395896" calcext:value-type="float">
            <text:p>5619395896</text:p>
          </table:table-cell>
          <table:table-cell office:value-type="float" office:value="5881518679" calcext:value-type="float">
            <text:p>5881518679</text:p>
          </table:table-cell>
          <table:table-cell office:value-type="float" office:value="5896187872" calcext:value-type="float">
            <text:p>5896187872</text:p>
          </table:table-cell>
          <table:table-cell office:value-type="float" office:value="5371320363" calcext:value-type="float">
            <text:p>5371320363</text:p>
          </table:table-cell>
          <table:table-cell office:value-type="float" office:value="5649106444" calcext:value-type="float">
            <text:p>5649106444</text:p>
          </table:table-cell>
          <table:table-cell office:value-type="float" office:value="5983492826" calcext:value-type="float">
            <text:p>5983492826</text:p>
          </table:table-cell>
          <table:table-cell office:value-type="float" office:value="5799409984" calcext:value-type="float">
            <text:p>5799409984</text:p>
          </table:table-cell>
          <table:table-cell office:value-type="float" office:value="5292439957" calcext:value-type="float">
            <text:p>5292439957</text:p>
          </table:table-cell>
          <table:table-cell office:value-type="float" office:value="5264942169" calcext:value-type="float">
            <text:p>5264942169</text:p>
          </table:table-cell>
          <table:table-cell office:value-type="float" office:value="5967957041" calcext:value-type="float">
            <text:p>5967957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31388748094" calcext:value-type="float">
            <text:p>31388748094</text:p>
          </table:table-cell>
          <table:table-cell office:value-type="float" office:value="31382327008" calcext:value-type="float">
            <text:p>31382327008</text:p>
          </table:table-cell>
          <table:table-cell office:value-type="float" office:value="31393126229" calcext:value-type="float">
            <text:p>31393126229</text:p>
          </table:table-cell>
          <table:table-cell office:value-type="float" office:value="31525573762" calcext:value-type="float">
            <text:p>31525573762</text:p>
          </table:table-cell>
          <table:table-cell office:value-type="float" office:value="31371682362" calcext:value-type="float">
            <text:p>31371682362</text:p>
          </table:table-cell>
          <table:table-cell office:value-type="float" office:value="31426193999" calcext:value-type="float">
            <text:p>31426193999</text:p>
          </table:table-cell>
          <table:table-cell office:value-type="float" office:value="31490545720" calcext:value-type="float">
            <text:p>31490545720</text:p>
          </table:table-cell>
          <table:table-cell office:value-type="float" office:value="31506131766" calcext:value-type="float">
            <text:p>31506131766</text:p>
          </table:table-cell>
          <table:table-cell office:value-type="float" office:value="31522268069" calcext:value-type="float">
            <text:p>31522268069</text:p>
          </table:table-cell>
          <table:table-cell office:value-type="float" office:value="31448840493" calcext:value-type="float">
            <text:p>31448840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635490461000" calcext:value-type="float">
            <text:p>635490461000</text:p>
          </table:table-cell>
          <table:table-cell office:value-type="float" office:value="634619019287" calcext:value-type="float">
            <text:p>634619019287</text:p>
          </table:table-cell>
          <table:table-cell office:value-type="float" office:value="636429131576" calcext:value-type="float">
            <text:p>636429131576</text:p>
          </table:table-cell>
          <table:table-cell office:value-type="float" office:value="626834637571" calcext:value-type="float">
            <text:p>626834637571</text:p>
          </table:table-cell>
          <table:table-cell office:value-type="float" office:value="634672596961" calcext:value-type="float">
            <text:p>634672596961</text:p>
          </table:table-cell>
          <table:table-cell office:value-type="float" office:value="646753706342" calcext:value-type="float">
            <text:p>646753706342</text:p>
          </table:table-cell>
          <table:table-cell office:value-type="float" office:value="632673609037" calcext:value-type="float">
            <text:p>632673609037</text:p>
          </table:table-cell>
          <table:table-cell office:value-type="float" office:value="626824436415" calcext:value-type="float">
            <text:p>626824436415</text:p>
          </table:table-cell>
          <table:table-cell office:value-type="float" office:value="625228839558" calcext:value-type="float">
            <text:p>625228839558</text:p>
          </table:table-cell>
          <table:table-cell office:value-type="float" office:value="641267260396" calcext:value-type="float">
            <text:p>641267260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309315332535" calcext:value-type="float">
            <text:p>309315332535</text:p>
          </table:table-cell>
          <table:table-cell office:value-type="float" office:value="309315332847" calcext:value-type="float">
            <text:p>309315332847</text:p>
          </table:table-cell>
          <table:table-cell office:value-type="float" office:value="309309031339" calcext:value-type="float">
            <text:p>309309031339</text:p>
          </table:table-cell>
          <table:table-cell office:value-type="float" office:value="309315330745" calcext:value-type="float">
            <text:p>309315330745</text:p>
          </table:table-cell>
          <table:table-cell office:value-type="float" office:value="309315331633" calcext:value-type="float">
            <text:p>309315331633</text:p>
          </table:table-cell>
          <table:table-cell office:value-type="float" office:value="309311179458" calcext:value-type="float">
            <text:p>309311179458</text:p>
          </table:table-cell>
          <table:table-cell office:value-type="float" office:value="309313281835" calcext:value-type="float">
            <text:p>309313281835</text:p>
          </table:table-cell>
          <table:table-cell office:value-type="float" office:value="309315331828" calcext:value-type="float">
            <text:p>309315331828</text:p>
          </table:table-cell>
          <table:table-cell office:value-type="float" office:value="309315330956" calcext:value-type="float">
            <text:p>309315330956</text:p>
          </table:table-cell>
          <table:table-cell office:value-type="float" office:value="309313279992" calcext:value-type="float">
            <text:p>309313279992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<text:s/>OpenMP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3242962339" calcext:value-type="float">
            <text:p>3242962339</text:p>
          </table:table-cell>
          <table:table-cell office:value-type="float" office:value="3243327666" calcext:value-type="float">
            <text:p>3243327666</text:p>
          </table:table-cell>
          <table:table-cell office:value-type="float" office:value="3241950199" calcext:value-type="float">
            <text:p>3241950199</text:p>
          </table:table-cell>
          <table:table-cell office:value-type="float" office:value="3248442740" calcext:value-type="float">
            <text:p>3248442740</text:p>
          </table:table-cell>
          <table:table-cell office:value-type="float" office:value="3242690546" calcext:value-type="float">
            <text:p>3242690546</text:p>
          </table:table-cell>
          <table:table-cell office:value-type="float" office:value="3242810277" calcext:value-type="float">
            <text:p>3242810277</text:p>
          </table:table-cell>
          <table:table-cell office:value-type="float" office:value="3242645985" calcext:value-type="float">
            <text:p>3242645985</text:p>
          </table:table-cell>
          <table:table-cell office:value-type="float" office:value="3243251067" calcext:value-type="float">
            <text:p>3243251067</text:p>
          </table:table-cell>
          <table:table-cell office:value-type="float" office:value="3243600266" calcext:value-type="float">
            <text:p>3243600266</text:p>
          </table:table-cell>
          <table:table-cell office:value-type="float" office:value="3242966839" calcext:value-type="float">
            <text:p>3242966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3234342177" calcext:value-type="float">
            <text:p>3234342177</text:p>
          </table:table-cell>
          <table:table-cell office:value-type="float" office:value="3235037658" calcext:value-type="float">
            <text:p>3235037658</text:p>
          </table:table-cell>
          <table:table-cell office:value-type="float" office:value="3231555395" calcext:value-type="float">
            <text:p>3231555395</text:p>
          </table:table-cell>
          <table:table-cell office:value-type="float" office:value="3235897492" calcext:value-type="float">
            <text:p>3235897492</text:p>
          </table:table-cell>
          <table:table-cell office:value-type="float" office:value="3234309722" calcext:value-type="float">
            <text:p>3234309722</text:p>
          </table:table-cell>
          <table:table-cell office:value-type="float" office:value="3234839262" calcext:value-type="float">
            <text:p>3234839262</text:p>
          </table:table-cell>
          <table:table-cell office:value-type="float" office:value="3234597222" calcext:value-type="float">
            <text:p>3234597222</text:p>
          </table:table-cell>
          <table:table-cell office:value-type="float" office:value="3235237797" calcext:value-type="float">
            <text:p>3235237797</text:p>
          </table:table-cell>
          <table:table-cell office:value-type="float" office:value="3233440878" calcext:value-type="float">
            <text:p>3233440878</text:p>
          </table:table-cell>
          <table:table-cell office:value-type="float" office:value="3233403422" calcext:value-type="float">
            <text:p>3233403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3067556184" calcext:value-type="float">
            <text:p>3067556184</text:p>
          </table:table-cell>
          <table:table-cell office:value-type="float" office:value="3072371818" calcext:value-type="float">
            <text:p>3072371818</text:p>
          </table:table-cell>
          <table:table-cell office:value-type="float" office:value="3152857906" calcext:value-type="float">
            <text:p>3152857906</text:p>
          </table:table-cell>
          <table:table-cell office:value-type="float" office:value="3045019287" calcext:value-type="float">
            <text:p>3045019287</text:p>
          </table:table-cell>
          <table:table-cell office:value-type="float" office:value="3047505321" calcext:value-type="float">
            <text:p>3047505321</text:p>
          </table:table-cell>
          <table:table-cell office:value-type="float" office:value="3063396411" calcext:value-type="float">
            <text:p>3063396411</text:p>
          </table:table-cell>
          <table:table-cell office:value-type="float" office:value="3068139939" calcext:value-type="float">
            <text:p>3068139939</text:p>
          </table:table-cell>
          <table:table-cell office:value-type="float" office:value="3044208456" calcext:value-type="float">
            <text:p>3044208456</text:p>
          </table:table-cell>
          <table:table-cell office:value-type="float" office:value="3059969946" calcext:value-type="float">
            <text:p>3059969946</text:p>
          </table:table-cell>
          <table:table-cell office:value-type="float" office:value="3063141880" calcext:value-type="float">
            <text:p>3063141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5699377719" calcext:value-type="float">
            <text:p>15699377719</text:p>
          </table:table-cell>
          <table:table-cell office:value-type="float" office:value="15687367863" calcext:value-type="float">
            <text:p>15687367863</text:p>
          </table:table-cell>
          <table:table-cell office:value-type="float" office:value="15698664249" calcext:value-type="float">
            <text:p>15698664249</text:p>
          </table:table-cell>
          <table:table-cell office:value-type="float" office:value="15676491794" calcext:value-type="float">
            <text:p>15676491794</text:p>
          </table:table-cell>
          <table:table-cell office:value-type="float" office:value="15695868360" calcext:value-type="float">
            <text:p>15695868360</text:p>
          </table:table-cell>
          <table:table-cell office:value-type="float" office:value="15673150885" calcext:value-type="float">
            <text:p>15673150885</text:p>
          </table:table-cell>
          <table:table-cell office:value-type="float" office:value="15657255598" calcext:value-type="float">
            <text:p>15657255598</text:p>
          </table:table-cell>
          <table:table-cell office:value-type="float" office:value="15676134564" calcext:value-type="float">
            <text:p>15676134564</text:p>
          </table:table-cell>
          <table:table-cell office:value-type="float" office:value="15685459969" calcext:value-type="float">
            <text:p>15685459969</text:p>
          </table:table-cell>
          <table:table-cell office:value-type="float" office:value="15678956985" calcext:value-type="float">
            <text:p>15678956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321972786599" calcext:value-type="float">
            <text:p>321972786599</text:p>
          </table:table-cell>
          <table:table-cell office:value-type="float" office:value="322742637039" calcext:value-type="float">
            <text:p>322742637039</text:p>
          </table:table-cell>
          <table:table-cell office:value-type="float" office:value="325600367951" calcext:value-type="float">
            <text:p>325600367951</text:p>
          </table:table-cell>
          <table:table-cell office:value-type="float" office:value="321654138543" calcext:value-type="float">
            <text:p>321654138543</text:p>
          </table:table-cell>
          <table:table-cell office:value-type="float" office:value="321640261971" calcext:value-type="float">
            <text:p>321640261971</text:p>
          </table:table-cell>
          <table:table-cell office:value-type="float" office:value="321299050217" calcext:value-type="float">
            <text:p>321299050217</text:p>
          </table:table-cell>
          <table:table-cell office:value-type="float" office:value="323527483111" calcext:value-type="float">
            <text:p>323527483111</text:p>
          </table:table-cell>
          <table:table-cell office:value-type="float" office:value="322297977165" calcext:value-type="float">
            <text:p>322297977165</text:p>
          </table:table-cell>
          <table:table-cell office:value-type="float" office:value="322512060368" calcext:value-type="float">
            <text:p>322512060368</text:p>
          </table:table-cell>
          <table:table-cell office:value-type="float" office:value="321542737917" calcext:value-type="float">
            <text:p>3215427379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54653482662" calcext:value-type="float">
            <text:p>154653482662</text:p>
          </table:table-cell>
          <table:table-cell office:value-type="float" office:value="154653481784" calcext:value-type="float">
            <text:p>154653481784</text:p>
          </table:table-cell>
          <table:table-cell office:value-type="float" office:value="154653482672" calcext:value-type="float">
            <text:p>154653482672</text:p>
          </table:table-cell>
          <table:table-cell office:value-type="float" office:value="154653482523" calcext:value-type="float">
            <text:p>154653482523</text:p>
          </table:table-cell>
          <table:table-cell office:value-type="float" office:value="154653482490" calcext:value-type="float">
            <text:p>154653482490</text:p>
          </table:table-cell>
          <table:table-cell office:value-type="float" office:value="154653482473" calcext:value-type="float">
            <text:p>154653482473</text:p>
          </table:table-cell>
          <table:table-cell office:value-type="float" office:value="154653482012" calcext:value-type="float">
            <text:p>154653482012</text:p>
          </table:table-cell>
          <table:table-cell office:value-type="float" office:value="154653482463" calcext:value-type="float">
            <text:p>154653482463</text:p>
          </table:table-cell>
          <table:table-cell office:value-type="float" office:value="154653482502" calcext:value-type="float">
            <text:p>154653482502</text:p>
          </table:table-cell>
          <table:table-cell office:value-type="float" office:value="154653481019" calcext:value-type="float">
            <text:p>15465348101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<text:s/>OpenMP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1621816353" calcext:value-type="float">
            <text:p>1621816353</text:p>
          </table:table-cell>
          <table:table-cell office:value-type="float" office:value="1622000644" calcext:value-type="float">
            <text:p>1622000644</text:p>
          </table:table-cell>
          <table:table-cell office:value-type="float" office:value="1621282623" calcext:value-type="float">
            <text:p>1621282623</text:p>
          </table:table-cell>
          <table:table-cell office:value-type="float" office:value="1621314619" calcext:value-type="float">
            <text:p>1621314619</text:p>
          </table:table-cell>
          <table:table-cell office:value-type="float" office:value="1622070326" calcext:value-type="float">
            <text:p>1622070326</text:p>
          </table:table-cell>
          <table:table-cell office:value-type="float" office:value="1623762739" calcext:value-type="float">
            <text:p>1623762739</text:p>
          </table:table-cell>
          <table:table-cell office:value-type="float" office:value="1627382531" calcext:value-type="float">
            <text:p>1627382531</text:p>
          </table:table-cell>
          <table:table-cell office:value-type="float" office:value="1622358906" calcext:value-type="float">
            <text:p>1622358906</text:p>
          </table:table-cell>
          <table:table-cell office:value-type="float" office:value="1622250504" calcext:value-type="float">
            <text:p>1622250504</text:p>
          </table:table-cell>
          <table:table-cell office:value-type="float" office:value="1623946919" calcext:value-type="float">
            <text:p>1623946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1614228169" calcext:value-type="float">
            <text:p>1614228169</text:p>
          </table:table-cell>
          <table:table-cell office:value-type="float" office:value="1614910735" calcext:value-type="float">
            <text:p>1614910735</text:p>
          </table:table-cell>
          <table:table-cell office:value-type="float" office:value="1616513022" calcext:value-type="float">
            <text:p>1616513022</text:p>
          </table:table-cell>
          <table:table-cell office:value-type="float" office:value="1616780844" calcext:value-type="float">
            <text:p>1616780844</text:p>
          </table:table-cell>
          <table:table-cell office:value-type="float" office:value="1614384568" calcext:value-type="float">
            <text:p>1614384568</text:p>
          </table:table-cell>
          <table:table-cell office:value-type="float" office:value="1618796998" calcext:value-type="float">
            <text:p>1618796998</text:p>
          </table:table-cell>
          <table:table-cell office:value-type="float" office:value="1617842095" calcext:value-type="float">
            <text:p>1617842095</text:p>
          </table:table-cell>
          <table:table-cell office:value-type="float" office:value="1617415523" calcext:value-type="float">
            <text:p>1617415523</text:p>
          </table:table-cell>
          <table:table-cell office:value-type="float" office:value="1617425054" calcext:value-type="float">
            <text:p>1617425054</text:p>
          </table:table-cell>
          <table:table-cell office:value-type="float" office:value="1617840118" calcext:value-type="float">
            <text:p>1617840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1577186153" calcext:value-type="float">
            <text:p>1577186153</text:p>
          </table:table-cell>
          <table:table-cell office:value-type="float" office:value="1576390325" calcext:value-type="float">
            <text:p>1576390325</text:p>
          </table:table-cell>
          <table:table-cell office:value-type="float" office:value="1568919761" calcext:value-type="float">
            <text:p>1568919761</text:p>
          </table:table-cell>
          <table:table-cell office:value-type="float" office:value="1576576799" calcext:value-type="float">
            <text:p>1576576799</text:p>
          </table:table-cell>
          <table:table-cell office:value-type="float" office:value="1536796729" calcext:value-type="float">
            <text:p>1536796729</text:p>
          </table:table-cell>
          <table:table-cell office:value-type="float" office:value="1535708646" calcext:value-type="float">
            <text:p>1535708646</text:p>
          </table:table-cell>
          <table:table-cell office:value-type="float" office:value="1527472634" calcext:value-type="float">
            <text:p>1527472634</text:p>
          </table:table-cell>
          <table:table-cell office:value-type="float" office:value="1539380731" calcext:value-type="float">
            <text:p>1539380731</text:p>
          </table:table-cell>
          <table:table-cell office:value-type="float" office:value="1532011142" calcext:value-type="float">
            <text:p>1532011142</text:p>
          </table:table-cell>
          <table:table-cell office:value-type="float" office:value="1534069831" calcext:value-type="float">
            <text:p>1534069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7821674271" calcext:value-type="float">
            <text:p>7821674271</text:p>
          </table:table-cell>
          <table:table-cell office:value-type="float" office:value="7824389283" calcext:value-type="float">
            <text:p>7824389283</text:p>
          </table:table-cell>
          <table:table-cell office:value-type="float" office:value="7816720555" calcext:value-type="float">
            <text:p>7816720555</text:p>
          </table:table-cell>
          <table:table-cell office:value-type="float" office:value="7813571489" calcext:value-type="float">
            <text:p>7813571489</text:p>
          </table:table-cell>
          <table:table-cell office:value-type="float" office:value="7839756579" calcext:value-type="float">
            <text:p>7839756579</text:p>
          </table:table-cell>
          <table:table-cell office:value-type="float" office:value="7821101013" calcext:value-type="float">
            <text:p>7821101013</text:p>
          </table:table-cell>
          <table:table-cell office:value-type="float" office:value="7839366777" calcext:value-type="float">
            <text:p>7839366777</text:p>
          </table:table-cell>
          <table:table-cell office:value-type="float" office:value="7842539506" calcext:value-type="float">
            <text:p>7842539506</text:p>
          </table:table-cell>
          <table:table-cell office:value-type="float" office:value="7829603381" calcext:value-type="float">
            <text:p>7829603381</text:p>
          </table:table-cell>
          <table:table-cell office:value-type="float" office:value="7833848738" calcext:value-type="float">
            <text:p>7833848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63020524288" calcext:value-type="float">
            <text:p>163020524288</text:p>
          </table:table-cell>
          <table:table-cell office:value-type="float" office:value="163302346177" calcext:value-type="float">
            <text:p>163302346177</text:p>
          </table:table-cell>
          <table:table-cell office:value-type="float" office:value="162901771676" calcext:value-type="float">
            <text:p>162901771676</text:p>
          </table:table-cell>
          <table:table-cell office:value-type="float" office:value="163038638870" calcext:value-type="float">
            <text:p>163038638870</text:p>
          </table:table-cell>
          <table:table-cell office:value-type="float" office:value="161481512770" calcext:value-type="float">
            <text:p>161481512770</text:p>
          </table:table-cell>
          <table:table-cell office:value-type="float" office:value="161110386474" calcext:value-type="float">
            <text:p>161110386474</text:p>
          </table:table-cell>
          <table:table-cell office:value-type="float" office:value="160867731157" calcext:value-type="float">
            <text:p>160867731157</text:p>
          </table:table-cell>
          <table:table-cell office:value-type="float" office:value="160925017059" calcext:value-type="float">
            <text:p>160925017059</text:p>
          </table:table-cell>
          <table:table-cell office:value-type="float" office:value="160867267110" calcext:value-type="float">
            <text:p>160867267110</text:p>
          </table:table-cell>
          <table:table-cell office:value-type="float" office:value="161200895301" calcext:value-type="float">
            <text:p>161200895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77326761772" calcext:value-type="float">
            <text:p>77326761772</text:p>
          </table:table-cell>
          <table:table-cell office:value-type="float" office:value="77326762469" calcext:value-type="float">
            <text:p>77326762469</text:p>
          </table:table-cell>
          <table:table-cell office:value-type="float" office:value="77326761749" calcext:value-type="float">
            <text:p>77326761749</text:p>
          </table:table-cell>
          <table:table-cell office:value-type="float" office:value="77326762445" calcext:value-type="float">
            <text:p>77326762445</text:p>
          </table:table-cell>
          <table:table-cell office:value-type="float" office:value="77326762349" calcext:value-type="float">
            <text:p>77326762349</text:p>
          </table:table-cell>
          <table:table-cell office:value-type="float" office:value="77326762313" calcext:value-type="float">
            <text:p>77326762313</text:p>
          </table:table-cell>
          <table:table-cell office:value-type="float" office:value="77326760820" calcext:value-type="float">
            <text:p>77326760820</text:p>
          </table:table-cell>
          <table:table-cell office:value-type="float" office:value="77326762361" calcext:value-type="float">
            <text:p>77326762361</text:p>
          </table:table-cell>
          <table:table-cell office:value-type="float" office:value="77326762335" calcext:value-type="float">
            <text:p>77326762335</text:p>
          </table:table-cell>
          <table:table-cell office:value-type="float" office:value="77326763067" calcext:value-type="float">
            <text:p>77326763067</text:p>
          </table:table-cell>
          <table:table-cell table:number-columns-repeated="5"/>
        </table:table-row>
        <table:table-row table:style-name="ro1" table:number-rows-repeated="33">
          <table:table-cell table:number-columns-repeated="16"/>
        </table:table-row>
        <table:table-row table:style-name="ro1">
          <table:table-cell office:value-type="string" calcext:value-type="string">
            <text:p>Sequenc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5882685664" calcext:value-type="float">
            <text:p>25882685664</text:p>
          </table:table-cell>
          <table:table-cell office:value-type="float" office:value="25870199238" calcext:value-type="float">
            <text:p>25870199238</text:p>
          </table:table-cell>
          <table:table-cell office:value-type="float" office:value="25877694014" calcext:value-type="float">
            <text:p>25877694014</text:p>
          </table:table-cell>
          <table:table-cell office:value-type="float" office:value="25878103765" calcext:value-type="float">
            <text:p>25878103765</text:p>
          </table:table-cell>
          <table:table-cell office:value-type="float" office:value="25870100060" calcext:value-type="float">
            <text:p>25870100060</text:p>
          </table:table-cell>
          <table:table-cell office:value-type="float" office:value="25881832888" calcext:value-type="float">
            <text:p>25881832888</text:p>
          </table:table-cell>
          <table:table-cell office:value-type="float" office:value="25879446316" calcext:value-type="float">
            <text:p>25879446316</text:p>
          </table:table-cell>
          <table:table-cell office:value-type="float" office:value="25869804897" calcext:value-type="float">
            <text:p>25869804897</text:p>
          </table:table-cell>
          <table:table-cell office:value-type="float" office:value="25877884237" calcext:value-type="float">
            <text:p>25877884237</text:p>
          </table:table-cell>
          <table:table-cell office:value-type="float" office:value="25879243556" calcext:value-type="float">
            <text:p>25879243556</text:p>
          </table:table-cell>
          <table:table-cell/>
          <table:table-cell table:formula="of:=([.B67]+[.C67]+[.D67]+[.E67]+[.F67]+[.G67]+[.H67]+[.I67]+[.J67]+[.K67])/[.$B$81]" office:value-type="float" office:value="25876699463.5" calcext:value-type="float">
            <text:p>2587669946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5751952250" calcext:value-type="float">
            <text:p>25751952250</text:p>
          </table:table-cell>
          <table:table-cell office:value-type="float" office:value="25792542715" calcext:value-type="float">
            <text:p>25792542715</text:p>
          </table:table-cell>
          <table:table-cell office:value-type="float" office:value="25826104350" calcext:value-type="float">
            <text:p>25826104350</text:p>
          </table:table-cell>
          <table:table-cell office:value-type="float" office:value="25822663668" calcext:value-type="float">
            <text:p>25822663668</text:p>
          </table:table-cell>
          <table:table-cell office:value-type="float" office:value="25785781928" calcext:value-type="float">
            <text:p>25785781928</text:p>
          </table:table-cell>
          <table:table-cell office:value-type="float" office:value="25813739796" calcext:value-type="float">
            <text:p>25813739796</text:p>
          </table:table-cell>
          <table:table-cell office:value-type="float" office:value="25810707110" calcext:value-type="float">
            <text:p>25810707110</text:p>
          </table:table-cell>
          <table:table-cell office:value-type="float" office:value="25791347674" calcext:value-type="float">
            <text:p>25791347674</text:p>
          </table:table-cell>
          <table:table-cell office:value-type="float" office:value="25814668615" calcext:value-type="float">
            <text:p>25814668615</text:p>
          </table:table-cell>
          <table:table-cell office:value-type="float" office:value="25808901152" calcext:value-type="float">
            <text:p>25808901152</text:p>
          </table:table-cell>
          <table:table-cell/>
          <table:table-cell table:formula="of:=([.B68]+[.C68]+[.D68]+[.E68]+[.F68]+[.G68]+[.H68]+[.I68]+[.J68]+[.K68])/[.$B$81]" office:value-type="float" office:value="25801840925.8" calcext:value-type="float">
            <text:p>25801840925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931535972" calcext:value-type="float">
            <text:p>24931535972</text:p>
          </table:table-cell>
          <table:table-cell office:value-type="float" office:value="25597457214" calcext:value-type="float">
            <text:p>25597457214</text:p>
          </table:table-cell>
          <table:table-cell office:value-type="float" office:value="24748228800" calcext:value-type="float">
            <text:p>24748228800</text:p>
          </table:table-cell>
          <table:table-cell office:value-type="float" office:value="24714940797" calcext:value-type="float">
            <text:p>24714940797</text:p>
          </table:table-cell>
          <table:table-cell office:value-type="float" office:value="25617548160" calcext:value-type="float">
            <text:p>25617548160</text:p>
          </table:table-cell>
          <table:table-cell office:value-type="float" office:value="24740339331" calcext:value-type="float">
            <text:p>24740339331</text:p>
          </table:table-cell>
          <table:table-cell office:value-type="float" office:value="24749045892" calcext:value-type="float">
            <text:p>24749045892</text:p>
          </table:table-cell>
          <table:table-cell office:value-type="float" office:value="25584574982" calcext:value-type="float">
            <text:p>25584574982</text:p>
          </table:table-cell>
          <table:table-cell office:value-type="float" office:value="24732719074" calcext:value-type="float">
            <text:p>24732719074</text:p>
          </table:table-cell>
          <table:table-cell office:value-type="float" office:value="24713285985" calcext:value-type="float">
            <text:p>24713285985</text:p>
          </table:table-cell>
          <table:table-cell/>
          <table:table-cell table:formula="of:=([.B69]+[.C69]+[.D69]+[.E69]+[.F69]+[.G69]+[.H69]+[.I69]+[.J69]+[.K69])/[.$B$81]" office:value-type="float" office:value="25012967620.7" calcext:value-type="float">
            <text:p>2501296762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47971191576" calcext:value-type="float">
            <text:p>147971191576</text:p>
          </table:table-cell>
          <table:table-cell office:value-type="float" office:value="146389896975" calcext:value-type="float">
            <text:p>146389896975</text:p>
          </table:table-cell>
          <table:table-cell office:value-type="float" office:value="146249594322" calcext:value-type="float">
            <text:p>146249594322</text:p>
          </table:table-cell>
          <table:table-cell office:value-type="float" office:value="146285488494" calcext:value-type="float">
            <text:p>146285488494</text:p>
          </table:table-cell>
          <table:table-cell office:value-type="float" office:value="146311571108" calcext:value-type="float">
            <text:p>146311571108</text:p>
          </table:table-cell>
          <table:table-cell office:value-type="float" office:value="147877782541" calcext:value-type="float">
            <text:p>147877782541</text:p>
          </table:table-cell>
          <table:table-cell office:value-type="float" office:value="146239561791" calcext:value-type="float">
            <text:p>146239561791</text:p>
          </table:table-cell>
          <table:table-cell office:value-type="float" office:value="146384206688" calcext:value-type="float">
            <text:p>146384206688</text:p>
          </table:table-cell>
          <table:table-cell office:value-type="float" office:value="146284931055" calcext:value-type="float">
            <text:p>146284931055</text:p>
          </table:table-cell>
          <table:table-cell office:value-type="float" office:value="146306890807" calcext:value-type="float">
            <text:p>146306890807</text:p>
          </table:table-cell>
          <table:table-cell/>
          <table:table-cell table:formula="of:=([.B70]+[.C70]+[.D70]+[.E70]+[.F70]+[.G70]+[.H70]+[.I70]+[.J70]+[.K70])/[.$B$81]" office:value-type="float" office:value="146630111535.7" calcext:value-type="float">
            <text:p>14663011153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850800371359" calcext:value-type="float">
            <text:p>1850800371359</text:p>
          </table:table-cell>
          <table:table-cell office:value-type="float" office:value="1855398834189" calcext:value-type="float">
            <text:p>1855398834189</text:p>
          </table:table-cell>
          <table:table-cell office:value-type="float" office:value="1837593491620" calcext:value-type="float">
            <text:p>1837593491620</text:p>
          </table:table-cell>
          <table:table-cell office:value-type="float" office:value="1835044911872" calcext:value-type="float">
            <text:p>1835044911872</text:p>
          </table:table-cell>
          <table:table-cell office:value-type="float" office:value="1855802472468" calcext:value-type="float">
            <text:p>1855802472468</text:p>
          </table:table-cell>
          <table:table-cell office:value-type="float" office:value="1837011758145" calcext:value-type="float">
            <text:p>1837011758145</text:p>
          </table:table-cell>
          <table:table-cell office:value-type="float" office:value="1837983023373" calcext:value-type="float">
            <text:p>1837983023373</text:p>
          </table:table-cell>
          <table:table-cell office:value-type="float" office:value="1854882676516" calcext:value-type="float">
            <text:p>1854882676516</text:p>
          </table:table-cell>
          <table:table-cell office:value-type="float" office:value="1834941812534" calcext:value-type="float">
            <text:p>1834941812534</text:p>
          </table:table-cell>
          <table:table-cell office:value-type="float" office:value="1832357603180" calcext:value-type="float">
            <text:p>1832357603180</text:p>
          </table:table-cell>
          <table:table-cell/>
          <table:table-cell table:formula="of:=([.B71]+[.C71]+[.D71]+[.E71]+[.F71]+[.G71]+[.H71]+[.I71]+[.J71]+[.K71])/[.$B$81]" office:value-type="float" office:value="1843181695525.6" calcext:value-type="float">
            <text:p>184318169552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082571058092" calcext:value-type="float">
            <text:p>1082571058092</text:p>
          </table:table-cell>
          <table:table-cell office:value-type="float" office:value="1082571020618" calcext:value-type="float">
            <text:p>1082571020618</text:p>
          </table:table-cell>
          <table:table-cell office:value-type="float" office:value="1082571019371" calcext:value-type="float">
            <text:p>1082571019371</text:p>
          </table:table-cell>
          <table:table-cell office:value-type="float" office:value="1082571019221" calcext:value-type="float">
            <text:p>1082571019221</text:p>
          </table:table-cell>
          <table:table-cell office:value-type="float" office:value="1082571020577" calcext:value-type="float">
            <text:p>1082571020577</text:p>
          </table:table-cell>
          <table:table-cell office:value-type="float" office:value="1082571019243" calcext:value-type="float">
            <text:p>1082571019243</text:p>
          </table:table-cell>
          <table:table-cell office:value-type="float" office:value="1082571019341" calcext:value-type="float">
            <text:p>1082571019341</text:p>
          </table:table-cell>
          <table:table-cell office:value-type="float" office:value="1082571020552" calcext:value-type="float">
            <text:p>1082571020552</text:p>
          </table:table-cell>
          <table:table-cell office:value-type="float" office:value="1082571019199" calcext:value-type="float">
            <text:p>1082571019199</text:p>
          </table:table-cell>
          <table:table-cell office:value-type="float" office:value="1082571018978" calcext:value-type="float">
            <text:p>1082571018978</text:p>
          </table:table-cell>
          <table:table-cell/>
          <table:table-cell table:formula="of:=([.B72]+[.C72]+[.D72]+[.E72]+[.F72]+[.G72]+[.H72]+[.I72]+[.J72]+[.K72])/[.$B$81]" office:value-type="float" office:value="1082571023519.2" calcext:value-type="float">
            <text:p>1082571023519,2</text:p>
          </table:table-cell>
          <table:table-cell/>
          <table:table-cell table:formula="of:=([.M71]/[.M72])" office:value-type="float" office:value="1.70259655531313" calcext:value-type="float">
            <text:p>1,7025965553</text:p>
          </table:table-cell>
          <table:table-cell table:formula="of:=([.M72]/[.M71])" office:value-type="float" office:value="0.587338202276632" calcext:value-type="float">
            <text:p>0,5873382023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penMP2 * 2</text:p>
          </table:table-cell>
          <table:table-cell table:number-columns-repeated="15"/>
        </table:table-row>
        <table:table-row table:style-name="ro1">
          <table:table-cell/>
          <table:table-cell table:formula="of:=[.B3]*[.$A$78]" office:value-type="float" office:value="25880175760" calcext:value-type="float">
            <text:p>25880175760</text:p>
          </table:table-cell>
          <table:table-cell table:formula="of:=[.C3]*[.$A$78]" office:value-type="float" office:value="25945880358" calcext:value-type="float">
            <text:p>25945880358</text:p>
          </table:table-cell>
          <table:table-cell table:formula="of:=[.D3]*[.$A$78]" office:value-type="float" office:value="25877574478" calcext:value-type="float">
            <text:p>25877574478</text:p>
          </table:table-cell>
          <table:table-cell table:formula="of:=[.E3]*[.$A$78]" office:value-type="float" office:value="25877787954" calcext:value-type="float">
            <text:p>25877787954</text:p>
          </table:table-cell>
          <table:table-cell table:formula="of:=[.F3]*[.$A$78]" office:value-type="float" office:value="25874299504" calcext:value-type="float">
            <text:p>25874299504</text:p>
          </table:table-cell>
          <table:table-cell table:formula="of:=[.G3]*[.$A$78]" office:value-type="float" office:value="25923339952" calcext:value-type="float">
            <text:p>25923339952</text:p>
          </table:table-cell>
          <table:table-cell table:formula="of:=[.H3]*[.$A$78]" office:value-type="float" office:value="25908658822" calcext:value-type="float">
            <text:p>25908658822</text:p>
          </table:table-cell>
          <table:table-cell table:formula="of:=[.I3]*[.$A$78]" office:value-type="float" office:value="25878132426" calcext:value-type="float">
            <text:p>25878132426</text:p>
          </table:table-cell>
          <table:table-cell table:formula="of:=[.J3]*[.$A$78]" office:value-type="float" office:value="25877938716" calcext:value-type="float">
            <text:p>25877938716</text:p>
          </table:table-cell>
          <table:table-cell table:formula="of:=[.K3]*[.$A$78]" office:value-type="float" office:value="25880529390" calcext:value-type="float">
            <text:p>25880529390</text:p>
          </table:table-cell>
          <table:table-cell/>
          <table:table-cell table:formula="of:=([.B84]+[.C84]+[.D84]+[.E84]+[.F84]+[.G84]+[.H84]+[.I84]+[.J84]+[.K84])/[.$B$81]" office:value-type="float" office:value="25892431736" calcext:value-type="float">
            <text:p>25892431736</text:p>
          </table:table-cell>
          <table:table-cell table:number-columns-repeated="3"/>
        </table:table-row>
        <table:table-row table:style-name="ro1">
          <table:table-cell/>
          <table:table-cell table:formula="of:=[.B4]*[.$A$78]" office:value-type="float" office:value="25823821670" calcext:value-type="float">
            <text:p>25823821670</text:p>
          </table:table-cell>
          <table:table-cell table:formula="of:=[.C4]*[.$A$78]" office:value-type="float" office:value="25827724502" calcext:value-type="float">
            <text:p>25827724502</text:p>
          </table:table-cell>
          <table:table-cell table:formula="of:=[.D4]*[.$A$78]" office:value-type="float" office:value="25828905584" calcext:value-type="float">
            <text:p>25828905584</text:p>
          </table:table-cell>
          <table:table-cell table:formula="of:=[.E4]*[.$A$78]" office:value-type="float" office:value="25808429492" calcext:value-type="float">
            <text:p>25808429492</text:p>
          </table:table-cell>
          <table:table-cell table:formula="of:=[.F4]*[.$A$78]" office:value-type="float" office:value="25790778972" calcext:value-type="float">
            <text:p>25790778972</text:p>
          </table:table-cell>
          <table:table-cell table:formula="of:=[.G4]*[.$A$78]" office:value-type="float" office:value="25813173132" calcext:value-type="float">
            <text:p>25813173132</text:p>
          </table:table-cell>
          <table:table-cell table:formula="of:=[.H4]*[.$A$78]" office:value-type="float" office:value="25819923654" calcext:value-type="float">
            <text:p>25819923654</text:p>
          </table:table-cell>
          <table:table-cell table:formula="of:=[.I4]*[.$A$78]" office:value-type="float" office:value="25819917552" calcext:value-type="float">
            <text:p>25819917552</text:p>
          </table:table-cell>
          <table:table-cell table:formula="of:=[.J4]*[.$A$78]" office:value-type="float" office:value="25791896620" calcext:value-type="float">
            <text:p>25791896620</text:p>
          </table:table-cell>
          <table:table-cell table:formula="of:=[.K4]*[.$A$78]" office:value-type="float" office:value="25820494366" calcext:value-type="float">
            <text:p>25820494366</text:p>
          </table:table-cell>
          <table:table-cell/>
          <table:table-cell table:formula="of:=([.B85]+[.C85]+[.D85]+[.E85]+[.F85]+[.G85]+[.H85]+[.I85]+[.J85]+[.K85])/[.$B$81]" office:value-type="float" office:value="25814506554.4" calcext:value-type="float">
            <text:p>25814506554,4</text:p>
          </table:table-cell>
          <table:table-cell table:number-columns-repeated="3"/>
        </table:table-row>
        <table:table-row table:style-name="ro1">
          <table:table-cell/>
          <table:table-cell table:formula="of:=[.B5]*[.$A$78]" office:value-type="float" office:value="14381395962" calcext:value-type="float">
            <text:p>14381395962</text:p>
          </table:table-cell>
          <table:table-cell table:formula="of:=[.C5]*[.$A$78]" office:value-type="float" office:value="15711751750" calcext:value-type="float">
            <text:p>15711751750</text:p>
          </table:table-cell>
          <table:table-cell table:formula="of:=[.D5]*[.$A$78]" office:value-type="float" office:value="14314410416" calcext:value-type="float">
            <text:p>14314410416</text:p>
          </table:table-cell>
          <table:table-cell table:formula="of:=[.E5]*[.$A$78]" office:value-type="float" office:value="15036128488" calcext:value-type="float">
            <text:p>15036128488</text:p>
          </table:table-cell>
          <table:table-cell table:formula="of:=[.F5]*[.$A$78]" office:value-type="float" office:value="15641885910" calcext:value-type="float">
            <text:p>15641885910</text:p>
          </table:table-cell>
          <table:table-cell table:formula="of:=[.G5]*[.$A$78]" office:value-type="float" office:value="19221747262" calcext:value-type="float">
            <text:p>19221747262</text:p>
          </table:table-cell>
          <table:table-cell table:formula="of:=[.H5]*[.$A$78]" office:value-type="float" office:value="17136060714" calcext:value-type="float">
            <text:p>17136060714</text:p>
          </table:table-cell>
          <table:table-cell table:formula="of:=[.I5]*[.$A$78]" office:value-type="float" office:value="16667047024" calcext:value-type="float">
            <text:p>16667047024</text:p>
          </table:table-cell>
          <table:table-cell table:formula="of:=[.J5]*[.$A$78]" office:value-type="float" office:value="17467812082" calcext:value-type="float">
            <text:p>17467812082</text:p>
          </table:table-cell>
          <table:table-cell table:formula="of:=[.K5]*[.$A$78]" office:value-type="float" office:value="16096298016" calcext:value-type="float">
            <text:p>16096298016</text:p>
          </table:table-cell>
          <table:table-cell/>
          <table:table-cell table:formula="of:=([.B86]+[.C86]+[.D86]+[.E86]+[.F86]+[.G86]+[.H86]+[.I86]+[.J86]+[.K86])/[.$B$81]" office:value-type="float" office:value="16167453762.4" calcext:value-type="float">
            <text:p>16167453762,4</text:p>
          </table:table-cell>
          <table:table-cell table:number-columns-repeated="3"/>
        </table:table-row>
        <table:table-row table:style-name="ro1">
          <table:table-cell/>
          <table:table-cell table:formula="of:=[.B6]*[.$A$78]" office:value-type="float" office:value="127872957932" calcext:value-type="float">
            <text:p>127872957932</text:p>
          </table:table-cell>
          <table:table-cell table:formula="of:=[.C6]*[.$A$78]" office:value-type="float" office:value="128044344780" calcext:value-type="float">
            <text:p>128044344780</text:p>
          </table:table-cell>
          <table:table-cell table:formula="of:=[.D6]*[.$A$78]" office:value-type="float" office:value="127768636802" calcext:value-type="float">
            <text:p>127768636802</text:p>
          </table:table-cell>
          <table:table-cell table:formula="of:=[.E6]*[.$A$78]" office:value-type="float" office:value="127489865118" calcext:value-type="float">
            <text:p>127489865118</text:p>
          </table:table-cell>
          <table:table-cell table:formula="of:=[.F6]*[.$A$78]" office:value-type="float" office:value="127382015652" calcext:value-type="float">
            <text:p>127382015652</text:p>
          </table:table-cell>
          <table:table-cell table:formula="of:=[.G6]*[.$A$78]" office:value-type="float" office:value="128053884116" calcext:value-type="float">
            <text:p>128053884116</text:p>
          </table:table-cell>
          <table:table-cell table:formula="of:=[.H6]*[.$A$78]" office:value-type="float" office:value="127539622880" calcext:value-type="float">
            <text:p>127539622880</text:p>
          </table:table-cell>
          <table:table-cell table:formula="of:=[.I6]*[.$A$78]" office:value-type="float" office:value="127802054878" calcext:value-type="float">
            <text:p>127802054878</text:p>
          </table:table-cell>
          <table:table-cell table:formula="of:=[.J6]*[.$A$78]" office:value-type="float" office:value="127398312508" calcext:value-type="float">
            <text:p>127398312508</text:p>
          </table:table-cell>
          <table:table-cell table:formula="of:=[.K6]*[.$A$78]" office:value-type="float" office:value="128353730408" calcext:value-type="float">
            <text:p>128353730408</text:p>
          </table:table-cell>
          <table:table-cell/>
          <table:table-cell table:formula="of:=([.B87]+[.C87]+[.D87]+[.E87]+[.F87]+[.G87]+[.H87]+[.I87]+[.J87]+[.K87])/[.$B$81]" office:value-type="float" office:value="127770542507.4" calcext:value-type="float">
            <text:p>127770542507,4</text:p>
          </table:table-cell>
          <table:table-cell table:number-columns-repeated="3"/>
        </table:table-row>
        <table:table-row table:style-name="ro1">
          <table:table-cell/>
          <table:table-cell table:formula="of:=[.B7]*[.$A$78]" office:value-type="float" office:value="2369382019462" calcext:value-type="float">
            <text:p>2369382019462</text:p>
          </table:table-cell>
          <table:table-cell table:formula="of:=[.C7]*[.$A$78]" office:value-type="float" office:value="2352120792318" calcext:value-type="float">
            <text:p>2352120792318</text:p>
          </table:table-cell>
          <table:table-cell table:formula="of:=[.D7]*[.$A$78]" office:value-type="float" office:value="2358424050850" calcext:value-type="float">
            <text:p>2358424050850</text:p>
          </table:table-cell>
          <table:table-cell table:formula="of:=[.E7]*[.$A$78]" office:value-type="float" office:value="2400292920298" calcext:value-type="float">
            <text:p>2400292920298</text:p>
          </table:table-cell>
          <table:table-cell table:formula="of:=[.F7]*[.$A$78]" office:value-type="float" office:value="2432356229146" calcext:value-type="float">
            <text:p>2432356229146</text:p>
          </table:table-cell>
          <table:table-cell table:formula="of:=[.G7]*[.$A$78]" office:value-type="float" office:value="2366976052546" calcext:value-type="float">
            <text:p>2366976052546</text:p>
          </table:table-cell>
          <table:table-cell table:formula="of:=[.H7]*[.$A$78]" office:value-type="float" office:value="2395100984098" calcext:value-type="float">
            <text:p>2395100984098</text:p>
          </table:table-cell>
          <table:table-cell table:formula="of:=[.I7]*[.$A$78]" office:value-type="float" office:value="2400163472376" calcext:value-type="float">
            <text:p>2400163472376</text:p>
          </table:table-cell>
          <table:table-cell table:formula="of:=[.J7]*[.$A$78]" office:value-type="float" office:value="2412921182924" calcext:value-type="float">
            <text:p>2412921182924</text:p>
          </table:table-cell>
          <table:table-cell table:formula="of:=[.K7]*[.$A$78]" office:value-type="float" office:value="2367269942142" calcext:value-type="float">
            <text:p>2367269942142</text:p>
          </table:table-cell>
          <table:table-cell/>
          <table:table-cell table:formula="of:=([.B88]+[.C88]+[.D88]+[.E88]+[.F88]+[.G88]+[.H88]+[.I88]+[.J88]+[.K88])/[.$B$81]" office:value-type="float" office:value="2385500764616" calcext:value-type="float">
            <text:p>2385500764616</text:p>
          </table:table-cell>
          <table:table-cell table:number-columns-repeated="3"/>
        </table:table-row>
        <table:table-row table:style-name="ro1">
          <table:table-cell/>
          <table:table-cell table:formula="of:=[.B8]*[.$A$78]" office:value-type="float" office:value="1237228585718" calcext:value-type="float">
            <text:p>1237228585718</text:p>
          </table:table-cell>
          <table:table-cell table:formula="of:=[.C8]*[.$A$78]" office:value-type="float" office:value="1237228255852" calcext:value-type="float">
            <text:p>1237228255852</text:p>
          </table:table-cell>
          <table:table-cell table:formula="of:=[.D8]*[.$A$78]" office:value-type="float" office:value="1237228573702" calcext:value-type="float">
            <text:p>1237228573702</text:p>
          </table:table-cell>
          <table:table-cell table:formula="of:=[.E8]*[.$A$78]" office:value-type="float" office:value="1237227751084" calcext:value-type="float">
            <text:p>1237227751084</text:p>
          </table:table-cell>
          <table:table-cell table:formula="of:=[.F8]*[.$A$78]" office:value-type="float" office:value="1237227764662" calcext:value-type="float">
            <text:p>1237227764662</text:p>
          </table:table-cell>
          <table:table-cell table:formula="of:=[.G8]*[.$A$78]" office:value-type="float" office:value="1237227772150" calcext:value-type="float">
            <text:p>1237227772150</text:p>
          </table:table-cell>
          <table:table-cell table:formula="of:=[.H8]*[.$A$78]" office:value-type="float" office:value="1237227748692" calcext:value-type="float">
            <text:p>1237227748692</text:p>
          </table:table-cell>
          <table:table-cell table:formula="of:=[.I8]*[.$A$78]" office:value-type="float" office:value="1237227769462" calcext:value-type="float">
            <text:p>1237227769462</text:p>
          </table:table-cell>
          <table:table-cell table:formula="of:=[.J8]*[.$A$78]" office:value-type="float" office:value="1237227769754" calcext:value-type="float">
            <text:p>1237227769754</text:p>
          </table:table-cell>
          <table:table-cell table:formula="of:=[.K8]*[.$A$78]" office:value-type="float" office:value="1237228897870" calcext:value-type="float">
            <text:p>1237228897870</text:p>
          </table:table-cell>
          <table:table-cell/>
          <table:table-cell table:formula="of:=([.B89]+[.C89]+[.D89]+[.E89]+[.F89]+[.G89]+[.H89]+[.I89]+[.J89]+[.K89])/[.$B$81]" office:value-type="float" office:value="1237228088894.6" calcext:value-type="float">
            <text:p>1237228088894,6</text:p>
          </table:table-cell>
          <table:table-cell/>
          <table:table-cell table:formula="of:=([.M88]/[.M89])" office:value-type="float" office:value="1.92810103975842" calcext:value-type="float">
            <text:p>1,9281010398</text:p>
          </table:table-cell>
          <table:table-cell table:formula="of:=([.M89]/[.M88])" office:value-type="float" office:value="0.51864501879284" calcext:value-type="float">
            <text:p>0,5186450188</text:p>
          </table:table-cell>
        </table:table-row>
        <table:table-row table:style-name="ro1">
          <table:table-cell table:number-columns-repeated="12"/>
          <table:table-cell table:formula="of:=([.B90]+[.C90]+[.D90]+[.E90]+[.F90]+[.G90]+[.H90]+[.I90]+[.J90]+[.K90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MP4 * 4</text:p>
          </table:table-cell>
          <table:table-cell table:number-columns-repeated="11"/>
          <table:table-cell table:formula="of:=([.B91]+[.C91]+[.D91]+[.E91]+[.F91]+[.G91]+[.H91]+[.I91]+[.J91]+[.K91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1]*[.$A$79]" office:value-type="float" office:value="25921999288" calcext:value-type="float">
            <text:p>25921999288</text:p>
          </table:table-cell>
          <table:table-cell table:formula="of:=[.C11]*[.$A$79]" office:value-type="float" office:value="25922790684" calcext:value-type="float">
            <text:p>25922790684</text:p>
          </table:table-cell>
          <table:table-cell table:formula="of:=[.D11]*[.$A$79]" office:value-type="float" office:value="25964736416" calcext:value-type="float">
            <text:p>25964736416</text:p>
          </table:table-cell>
          <table:table-cell table:formula="of:=[.E11]*[.$A$79]" office:value-type="float" office:value="25918217248" calcext:value-type="float">
            <text:p>25918217248</text:p>
          </table:table-cell>
          <table:table-cell table:formula="of:=[.F11]*[.$A$79]" office:value-type="float" office:value="25970743008" calcext:value-type="float">
            <text:p>25970743008</text:p>
          </table:table-cell>
          <table:table-cell table:formula="of:=[.G11]*[.$A$79]" office:value-type="float" office:value="25912661636" calcext:value-type="float">
            <text:p>25912661636</text:p>
          </table:table-cell>
          <table:table-cell table:formula="of:=[.H11]*[.$A$79]" office:value-type="float" office:value="25912149404" calcext:value-type="float">
            <text:p>25912149404</text:p>
          </table:table-cell>
          <table:table-cell table:formula="of:=[.I11]*[.$A$79]" office:value-type="float" office:value="25912392788" calcext:value-type="float">
            <text:p>25912392788</text:p>
          </table:table-cell>
          <table:table-cell table:formula="of:=[.J11]*[.$A$79]" office:value-type="float" office:value="25916310632" calcext:value-type="float">
            <text:p>25916310632</text:p>
          </table:table-cell>
          <table:table-cell table:formula="of:=[.K11]*[.$A$79]" office:value-type="float" office:value="25942108456" calcext:value-type="float">
            <text:p>25942108456</text:p>
          </table:table-cell>
          <table:table-cell/>
          <table:table-cell table:formula="of:=([.B92]+[.C92]+[.D92]+[.E92]+[.F92]+[.G92]+[.H92]+[.I92]+[.J92]+[.K92])/[.$B$81]" office:value-type="float" office:value="25929410956" calcext:value-type="float">
            <text:p>25929410956</text:p>
          </table:table-cell>
          <table:table-cell table:number-columns-repeated="3"/>
        </table:table-row>
        <table:table-row table:style-name="ro1">
          <table:table-cell/>
          <table:table-cell table:formula="of:=[.B12]*[.$A$79]" office:value-type="float" office:value="25853735172" calcext:value-type="float">
            <text:p>25853735172</text:p>
          </table:table-cell>
          <table:table-cell table:formula="of:=[.C12]*[.$A$79]" office:value-type="float" office:value="25858935560" calcext:value-type="float">
            <text:p>25858935560</text:p>
          </table:table-cell>
          <table:table-cell table:formula="of:=[.D12]*[.$A$79]" office:value-type="float" office:value="25858374364" calcext:value-type="float">
            <text:p>25858374364</text:p>
          </table:table-cell>
          <table:table-cell table:formula="of:=[.E12]*[.$A$79]" office:value-type="float" office:value="25856802988" calcext:value-type="float">
            <text:p>25856802988</text:p>
          </table:table-cell>
          <table:table-cell table:formula="of:=[.F12]*[.$A$79]" office:value-type="float" office:value="25855004256" calcext:value-type="float">
            <text:p>25855004256</text:p>
          </table:table-cell>
          <table:table-cell table:formula="of:=[.G12]*[.$A$79]" office:value-type="float" office:value="25838652048" calcext:value-type="float">
            <text:p>25838652048</text:p>
          </table:table-cell>
          <table:table-cell table:formula="of:=[.H12]*[.$A$79]" office:value-type="float" office:value="25862047952" calcext:value-type="float">
            <text:p>25862047952</text:p>
          </table:table-cell>
          <table:table-cell table:formula="of:=[.I12]*[.$A$79]" office:value-type="float" office:value="25855343780" calcext:value-type="float">
            <text:p>25855343780</text:p>
          </table:table-cell>
          <table:table-cell table:formula="of:=[.J12]*[.$A$79]" office:value-type="float" office:value="25854707908" calcext:value-type="float">
            <text:p>25854707908</text:p>
          </table:table-cell>
          <table:table-cell table:formula="of:=[.K12]*[.$A$79]" office:value-type="float" office:value="25848098000" calcext:value-type="float">
            <text:p>25848098000</text:p>
          </table:table-cell>
          <table:table-cell/>
          <table:table-cell table:formula="of:=([.B93]+[.C93]+[.D93]+[.E93]+[.F93]+[.G93]+[.H93]+[.I93]+[.J93]+[.K93])/[.$B$81]" office:value-type="float" office:value="25854170202.8" calcext:value-type="float">
            <text:p>25854170202,8</text:p>
          </table:table-cell>
          <table:table-cell table:number-columns-repeated="3"/>
        </table:table-row>
        <table:table-row table:style-name="ro1">
          <table:table-cell/>
          <table:table-cell table:formula="of:=[.B13]*[.$A$79]" office:value-type="float" office:value="22477583584" calcext:value-type="float">
            <text:p>22477583584</text:p>
          </table:table-cell>
          <table:table-cell table:formula="of:=[.C13]*[.$A$79]" office:value-type="float" office:value="23526074716" calcext:value-type="float">
            <text:p>23526074716</text:p>
          </table:table-cell>
          <table:table-cell table:formula="of:=[.D13]*[.$A$79]" office:value-type="float" office:value="23584751488" calcext:value-type="float">
            <text:p>23584751488</text:p>
          </table:table-cell>
          <table:table-cell table:formula="of:=[.E13]*[.$A$79]" office:value-type="float" office:value="21485281452" calcext:value-type="float">
            <text:p>21485281452</text:p>
          </table:table-cell>
          <table:table-cell table:formula="of:=[.F13]*[.$A$79]" office:value-type="float" office:value="22596425776" calcext:value-type="float">
            <text:p>22596425776</text:p>
          </table:table-cell>
          <table:table-cell table:formula="of:=[.G13]*[.$A$79]" office:value-type="float" office:value="23933971304" calcext:value-type="float">
            <text:p>23933971304</text:p>
          </table:table-cell>
          <table:table-cell table:formula="of:=[.H13]*[.$A$79]" office:value-type="float" office:value="23197639936" calcext:value-type="float">
            <text:p>23197639936</text:p>
          </table:table-cell>
          <table:table-cell table:formula="of:=[.I13]*[.$A$79]" office:value-type="float" office:value="21169759828" calcext:value-type="float">
            <text:p>21169759828</text:p>
          </table:table-cell>
          <table:table-cell table:formula="of:=[.J13]*[.$A$79]" office:value-type="float" office:value="21059768676" calcext:value-type="float">
            <text:p>21059768676</text:p>
          </table:table-cell>
          <table:table-cell table:formula="of:=[.K13]*[.$A$79]" office:value-type="float" office:value="23871828164" calcext:value-type="float">
            <text:p>23871828164</text:p>
          </table:table-cell>
          <table:table-cell/>
          <table:table-cell table:formula="of:=([.B94]+[.C94]+[.D94]+[.E94]+[.F94]+[.G94]+[.H94]+[.I94]+[.J94]+[.K94])/[.$B$81]" office:value-type="float" office:value="22690308492.4" calcext:value-type="float">
            <text:p>22690308492,4</text:p>
          </table:table-cell>
          <table:table-cell table:number-columns-repeated="3"/>
        </table:table-row>
        <table:table-row table:style-name="ro1">
          <table:table-cell/>
          <table:table-cell table:formula="of:=[.B14]*[.$A$79]" office:value-type="float" office:value="125554992376" calcext:value-type="float">
            <text:p>125554992376</text:p>
          </table:table-cell>
          <table:table-cell table:formula="of:=[.C14]*[.$A$79]" office:value-type="float" office:value="125529308032" calcext:value-type="float">
            <text:p>125529308032</text:p>
          </table:table-cell>
          <table:table-cell table:formula="of:=[.D14]*[.$A$79]" office:value-type="float" office:value="125572504916" calcext:value-type="float">
            <text:p>125572504916</text:p>
          </table:table-cell>
          <table:table-cell table:formula="of:=[.E14]*[.$A$79]" office:value-type="float" office:value="126102295048" calcext:value-type="float">
            <text:p>126102295048</text:p>
          </table:table-cell>
          <table:table-cell table:formula="of:=[.F14]*[.$A$79]" office:value-type="float" office:value="125486729448" calcext:value-type="float">
            <text:p>125486729448</text:p>
          </table:table-cell>
          <table:table-cell table:formula="of:=[.G14]*[.$A$79]" office:value-type="float" office:value="125704775996" calcext:value-type="float">
            <text:p>125704775996</text:p>
          </table:table-cell>
          <table:table-cell table:formula="of:=[.H14]*[.$A$79]" office:value-type="float" office:value="125962182880" calcext:value-type="float">
            <text:p>125962182880</text:p>
          </table:table-cell>
          <table:table-cell table:formula="of:=[.I14]*[.$A$79]" office:value-type="float" office:value="126024527064" calcext:value-type="float">
            <text:p>126024527064</text:p>
          </table:table-cell>
          <table:table-cell table:formula="of:=[.J14]*[.$A$79]" office:value-type="float" office:value="126089072276" calcext:value-type="float">
            <text:p>126089072276</text:p>
          </table:table-cell>
          <table:table-cell table:formula="of:=[.K14]*[.$A$79]" office:value-type="float" office:value="125795361972" calcext:value-type="float">
            <text:p>125795361972</text:p>
          </table:table-cell>
          <table:table-cell/>
          <table:table-cell table:formula="of:=([.B95]+[.C95]+[.D95]+[.E95]+[.F95]+[.G95]+[.H95]+[.I95]+[.J95]+[.K95])/[.$B$81]" office:value-type="float" office:value="125782175000.8" calcext:value-type="float">
            <text:p>125782175000,8</text:p>
          </table:table-cell>
          <table:table-cell table:number-columns-repeated="3"/>
        </table:table-row>
        <table:table-row table:style-name="ro1">
          <table:table-cell/>
          <table:table-cell table:formula="of:=[.B15]*[.$A$79]" office:value-type="float" office:value="2541961844000" calcext:value-type="float">
            <text:p>2541961844000</text:p>
          </table:table-cell>
          <table:table-cell table:formula="of:=[.C15]*[.$A$79]" office:value-type="float" office:value="2538476077148" calcext:value-type="float">
            <text:p>2538476077148</text:p>
          </table:table-cell>
          <table:table-cell table:formula="of:=[.D15]*[.$A$79]" office:value-type="float" office:value="2545716526304" calcext:value-type="float">
            <text:p>2545716526304</text:p>
          </table:table-cell>
          <table:table-cell table:formula="of:=[.E15]*[.$A$79]" office:value-type="float" office:value="2507338550284" calcext:value-type="float">
            <text:p>2507338550284</text:p>
          </table:table-cell>
          <table:table-cell table:formula="of:=[.F15]*[.$A$79]" office:value-type="float" office:value="2538690387844" calcext:value-type="float">
            <text:p>2538690387844</text:p>
          </table:table-cell>
          <table:table-cell table:formula="of:=[.G15]*[.$A$79]" office:value-type="float" office:value="2587014825368" calcext:value-type="float">
            <text:p>2587014825368</text:p>
          </table:table-cell>
          <table:table-cell table:formula="of:=[.H15]*[.$A$79]" office:value-type="float" office:value="2530694436148" calcext:value-type="float">
            <text:p>2530694436148</text:p>
          </table:table-cell>
          <table:table-cell table:formula="of:=[.I15]*[.$A$79]" office:value-type="float" office:value="2507297745660" calcext:value-type="float">
            <text:p>2507297745660</text:p>
          </table:table-cell>
          <table:table-cell table:formula="of:=[.J15]*[.$A$79]" office:value-type="float" office:value="2500915358232" calcext:value-type="float">
            <text:p>2500915358232</text:p>
          </table:table-cell>
          <table:table-cell table:formula="of:=[.K15]*[.$A$79]" office:value-type="float" office:value="2565069041584" calcext:value-type="float">
            <text:p>2565069041584</text:p>
          </table:table-cell>
          <table:table-cell/>
          <table:table-cell table:formula="of:=([.B96]+[.C96]+[.D96]+[.E96]+[.F96]+[.G96]+[.H96]+[.I96]+[.J96]+[.K96])/[.$B$81]" office:value-type="float" office:value="2536317479257.2" calcext:value-type="float">
            <text:p>2536317479257,2</text:p>
          </table:table-cell>
          <table:table-cell table:number-columns-repeated="3"/>
        </table:table-row>
        <table:table-row table:style-name="ro1">
          <table:table-cell/>
          <table:table-cell table:formula="of:=[.B16]*[.$A$79]" office:value-type="float" office:value="1237261330140" calcext:value-type="float">
            <text:p>1237261330140</text:p>
          </table:table-cell>
          <table:table-cell table:formula="of:=[.C16]*[.$A$79]" office:value-type="float" office:value="1237261331388" calcext:value-type="float">
            <text:p>1237261331388</text:p>
          </table:table-cell>
          <table:table-cell table:formula="of:=[.D16]*[.$A$79]" office:value-type="float" office:value="1237236125356" calcext:value-type="float">
            <text:p>1237236125356</text:p>
          </table:table-cell>
          <table:table-cell table:formula="of:=[.E16]*[.$A$79]" office:value-type="float" office:value="1237261322980" calcext:value-type="float">
            <text:p>1237261322980</text:p>
          </table:table-cell>
          <table:table-cell table:formula="of:=[.F16]*[.$A$79]" office:value-type="float" office:value="1237261326532" calcext:value-type="float">
            <text:p>1237261326532</text:p>
          </table:table-cell>
          <table:table-cell table:formula="of:=[.G16]*[.$A$79]" office:value-type="float" office:value="1237244717832" calcext:value-type="float">
            <text:p>1237244717832</text:p>
          </table:table-cell>
          <table:table-cell table:formula="of:=[.H16]*[.$A$79]" office:value-type="float" office:value="1237253127340" calcext:value-type="float">
            <text:p>1237253127340</text:p>
          </table:table-cell>
          <table:table-cell table:formula="of:=[.I16]*[.$A$79]" office:value-type="float" office:value="1237261327312" calcext:value-type="float">
            <text:p>1237261327312</text:p>
          </table:table-cell>
          <table:table-cell table:formula="of:=[.J16]*[.$A$79]" office:value-type="float" office:value="1237261323824" calcext:value-type="float">
            <text:p>1237261323824</text:p>
          </table:table-cell>
          <table:table-cell table:formula="of:=[.K16]*[.$A$79]" office:value-type="float" office:value="1237253119968" calcext:value-type="float">
            <text:p>1237253119968</text:p>
          </table:table-cell>
          <table:table-cell/>
          <table:table-cell table:formula="of:=([.B97]+[.C97]+[.D97]+[.E97]+[.F97]+[.G97]+[.H97]+[.I97]+[.J97]+[.K97])/[.$B$81]" office:value-type="float" office:value="1237255505267.2" calcext:value-type="float">
            <text:p>1237255505267,2</text:p>
          </table:table-cell>
          <table:table-cell/>
          <table:table-cell table:formula="of:=([.M96]/[.M97])" office:value-type="float" office:value="2.04995449077388" calcext:value-type="float">
            <text:p>2,0499544908</text:p>
          </table:table-cell>
          <table:table-cell table:formula="of:=([.M97]/[.M96])" office:value-type="float" office:value="0.487815707373333" calcext:value-type="float">
            <text:p>0,4878157074</text:p>
          </table:table-cell>
        </table:table-row>
        <table:table-row table:style-name="ro1">
          <table:table-cell table:number-columns-repeated="12"/>
          <table:table-cell table:formula="of:=([.B98]+[.C98]+[.D98]+[.E98]+[.F98]+[.G98]+[.H98]+[.I98]+[.J98]+[.K98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MP8 * 8</text:p>
          </table:table-cell>
          <table:table-cell table:number-columns-repeated="11"/>
          <table:table-cell table:formula="of:=([.B99]+[.C99]+[.D99]+[.E99]+[.F99]+[.G99]+[.H99]+[.I99]+[.J99]+[.K99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9]*[.$A$80]" office:value-type="float" office:value="25943698712" calcext:value-type="float">
            <text:p>25943698712</text:p>
          </table:table-cell>
          <table:table-cell table:formula="of:=[.C19]*[.$A$80]" office:value-type="float" office:value="25946621328" calcext:value-type="float">
            <text:p>25946621328</text:p>
          </table:table-cell>
          <table:table-cell table:formula="of:=[.D19]*[.$A$80]" office:value-type="float" office:value="25935601592" calcext:value-type="float">
            <text:p>25935601592</text:p>
          </table:table-cell>
          <table:table-cell table:formula="of:=[.E19]*[.$A$80]" office:value-type="float" office:value="25987541920" calcext:value-type="float">
            <text:p>25987541920</text:p>
          </table:table-cell>
          <table:table-cell table:formula="of:=[.F19]*[.$A$80]" office:value-type="float" office:value="25941524368" calcext:value-type="float">
            <text:p>25941524368</text:p>
          </table:table-cell>
          <table:table-cell table:formula="of:=[.G19]*[.$A$80]" office:value-type="float" office:value="25942482216" calcext:value-type="float">
            <text:p>25942482216</text:p>
          </table:table-cell>
          <table:table-cell table:formula="of:=[.H19]*[.$A$80]" office:value-type="float" office:value="25941167880" calcext:value-type="float">
            <text:p>25941167880</text:p>
          </table:table-cell>
          <table:table-cell table:formula="of:=[.I19]*[.$A$80]" office:value-type="float" office:value="25946008536" calcext:value-type="float">
            <text:p>25946008536</text:p>
          </table:table-cell>
          <table:table-cell table:formula="of:=[.J19]*[.$A$80]" office:value-type="float" office:value="25948802128" calcext:value-type="float">
            <text:p>25948802128</text:p>
          </table:table-cell>
          <table:table-cell table:formula="of:=[.K19]*[.$A$80]" office:value-type="float" office:value="25943734712" calcext:value-type="float">
            <text:p>25943734712</text:p>
          </table:table-cell>
          <table:table-cell/>
          <table:table-cell table:formula="of:=([.B100]+[.C100]+[.D100]+[.E100]+[.F100]+[.G100]+[.H100]+[.I100]+[.J100]+[.K100])/[.$B$81]" office:value-type="float" office:value="25947718339.2" calcext:value-type="float">
            <text:p>25947718339,2</text:p>
          </table:table-cell>
          <table:table-cell table:number-columns-repeated="3"/>
        </table:table-row>
        <table:table-row table:style-name="ro1">
          <table:table-cell/>
          <table:table-cell table:formula="of:=[.B20]*[.$A$80]" office:value-type="float" office:value="25874737416" calcext:value-type="float">
            <text:p>25874737416</text:p>
          </table:table-cell>
          <table:table-cell table:formula="of:=[.C20]*[.$A$80]" office:value-type="float" office:value="25880301264" calcext:value-type="float">
            <text:p>25880301264</text:p>
          </table:table-cell>
          <table:table-cell table:formula="of:=[.D20]*[.$A$80]" office:value-type="float" office:value="25852443160" calcext:value-type="float">
            <text:p>25852443160</text:p>
          </table:table-cell>
          <table:table-cell table:formula="of:=[.E20]*[.$A$80]" office:value-type="float" office:value="25887179936" calcext:value-type="float">
            <text:p>25887179936</text:p>
          </table:table-cell>
          <table:table-cell table:formula="of:=[.F20]*[.$A$80]" office:value-type="float" office:value="25874477776" calcext:value-type="float">
            <text:p>25874477776</text:p>
          </table:table-cell>
          <table:table-cell table:formula="of:=[.G20]*[.$A$80]" office:value-type="float" office:value="25878714096" calcext:value-type="float">
            <text:p>25878714096</text:p>
          </table:table-cell>
          <table:table-cell table:formula="of:=[.H20]*[.$A$80]" office:value-type="float" office:value="25876777776" calcext:value-type="float">
            <text:p>25876777776</text:p>
          </table:table-cell>
          <table:table-cell table:formula="of:=[.I20]*[.$A$80]" office:value-type="float" office:value="25881902376" calcext:value-type="float">
            <text:p>25881902376</text:p>
          </table:table-cell>
          <table:table-cell table:formula="of:=[.J20]*[.$A$80]" office:value-type="float" office:value="25867527024" calcext:value-type="float">
            <text:p>25867527024</text:p>
          </table:table-cell>
          <table:table-cell table:formula="of:=[.K20]*[.$A$80]" office:value-type="float" office:value="25867227376" calcext:value-type="float">
            <text:p>25867227376</text:p>
          </table:table-cell>
          <table:table-cell/>
          <table:table-cell table:formula="of:=([.B101]+[.C101]+[.D101]+[.E101]+[.F101]+[.G101]+[.H101]+[.I101]+[.J101]+[.K101])/[.$B$81]" office:value-type="float" office:value="25874128820" calcext:value-type="float">
            <text:p>25874128820</text:p>
          </table:table-cell>
          <table:table-cell table:number-columns-repeated="3"/>
        </table:table-row>
        <table:table-row table:style-name="ro1">
          <table:table-cell/>
          <table:table-cell table:formula="of:=[.B21]*[.$A$80]" office:value-type="float" office:value="24540449472" calcext:value-type="float">
            <text:p>24540449472</text:p>
          </table:table-cell>
          <table:table-cell table:formula="of:=[.C21]*[.$A$80]" office:value-type="float" office:value="24578974544" calcext:value-type="float">
            <text:p>24578974544</text:p>
          </table:table-cell>
          <table:table-cell table:formula="of:=[.D21]*[.$A$80]" office:value-type="float" office:value="25222863248" calcext:value-type="float">
            <text:p>25222863248</text:p>
          </table:table-cell>
          <table:table-cell table:formula="of:=[.E21]*[.$A$80]" office:value-type="float" office:value="24360154296" calcext:value-type="float">
            <text:p>24360154296</text:p>
          </table:table-cell>
          <table:table-cell table:formula="of:=[.F21]*[.$A$80]" office:value-type="float" office:value="24380042568" calcext:value-type="float">
            <text:p>24380042568</text:p>
          </table:table-cell>
          <table:table-cell table:formula="of:=[.G21]*[.$A$80]" office:value-type="float" office:value="24507171288" calcext:value-type="float">
            <text:p>24507171288</text:p>
          </table:table-cell>
          <table:table-cell table:formula="of:=[.H21]*[.$A$80]" office:value-type="float" office:value="24545119512" calcext:value-type="float">
            <text:p>24545119512</text:p>
          </table:table-cell>
          <table:table-cell table:formula="of:=[.I21]*[.$A$80]" office:value-type="float" office:value="24353667648" calcext:value-type="float">
            <text:p>24353667648</text:p>
          </table:table-cell>
          <table:table-cell table:formula="of:=[.J21]*[.$A$80]" office:value-type="float" office:value="24479759568" calcext:value-type="float">
            <text:p>24479759568</text:p>
          </table:table-cell>
          <table:table-cell table:formula="of:=[.K21]*[.$A$80]" office:value-type="float" office:value="24505135040" calcext:value-type="float">
            <text:p>24505135040</text:p>
          </table:table-cell>
          <table:table-cell/>
          <table:table-cell table:formula="of:=([.B102]+[.C102]+[.D102]+[.E102]+[.F102]+[.G102]+[.H102]+[.I102]+[.J102]+[.K102])/[.$B$81]" office:value-type="float" office:value="24547333718.4" calcext:value-type="float">
            <text:p>24547333718,4</text:p>
          </table:table-cell>
          <table:table-cell table:number-columns-repeated="3"/>
        </table:table-row>
        <table:table-row table:style-name="ro1">
          <table:table-cell/>
          <table:table-cell table:formula="of:=[.B22]*[.$A$80]" office:value-type="float" office:value="125595021752" calcext:value-type="float">
            <text:p>125595021752</text:p>
          </table:table-cell>
          <table:table-cell table:formula="of:=[.C22]*[.$A$80]" office:value-type="float" office:value="125498942904" calcext:value-type="float">
            <text:p>125498942904</text:p>
          </table:table-cell>
          <table:table-cell table:formula="of:=[.D22]*[.$A$80]" office:value-type="float" office:value="125589313992" calcext:value-type="float">
            <text:p>125589313992</text:p>
          </table:table-cell>
          <table:table-cell table:formula="of:=[.E22]*[.$A$80]" office:value-type="float" office:value="125411934352" calcext:value-type="float">
            <text:p>125411934352</text:p>
          </table:table-cell>
          <table:table-cell table:formula="of:=[.F22]*[.$A$80]" office:value-type="float" office:value="125566946880" calcext:value-type="float">
            <text:p>125566946880</text:p>
          </table:table-cell>
          <table:table-cell table:formula="of:=[.G22]*[.$A$80]" office:value-type="float" office:value="125385207080" calcext:value-type="float">
            <text:p>125385207080</text:p>
          </table:table-cell>
          <table:table-cell table:formula="of:=[.H22]*[.$A$80]" office:value-type="float" office:value="125258044784" calcext:value-type="float">
            <text:p>125258044784</text:p>
          </table:table-cell>
          <table:table-cell table:formula="of:=[.I22]*[.$A$80]" office:value-type="float" office:value="125409076512" calcext:value-type="float">
            <text:p>125409076512</text:p>
          </table:table-cell>
          <table:table-cell table:formula="of:=[.J22]*[.$A$80]" office:value-type="float" office:value="125483679752" calcext:value-type="float">
            <text:p>125483679752</text:p>
          </table:table-cell>
          <table:table-cell table:formula="of:=[.K22]*[.$A$80]" office:value-type="float" office:value="125431655880" calcext:value-type="float">
            <text:p>125431655880</text:p>
          </table:table-cell>
          <table:table-cell/>
          <table:table-cell table:formula="of:=([.B103]+[.C103]+[.D103]+[.E103]+[.F103]+[.G103]+[.H103]+[.I103]+[.J103]+[.K103])/[.$B$81]" office:value-type="float" office:value="125462982388.8" calcext:value-type="float">
            <text:p>125462982388,8</text:p>
          </table:table-cell>
          <table:table-cell table:number-columns-repeated="3"/>
        </table:table-row>
        <table:table-row table:style-name="ro1">
          <table:table-cell/>
          <table:table-cell table:formula="of:=[.B23]*[.$A$80]" office:value-type="float" office:value="2575782292792" calcext:value-type="float">
            <text:p>2575782292792</text:p>
          </table:table-cell>
          <table:table-cell table:formula="of:=[.C23]*[.$A$80]" office:value-type="float" office:value="2581941096312" calcext:value-type="float">
            <text:p>2581941096312</text:p>
          </table:table-cell>
          <table:table-cell table:formula="of:=[.D23]*[.$A$80]" office:value-type="float" office:value="2604802943608" calcext:value-type="float">
            <text:p>2604802943608</text:p>
          </table:table-cell>
          <table:table-cell table:formula="of:=[.E23]*[.$A$80]" office:value-type="float" office:value="2573233108344" calcext:value-type="float">
            <text:p>2573233108344</text:p>
          </table:table-cell>
          <table:table-cell table:formula="of:=[.F23]*[.$A$80]" office:value-type="float" office:value="2573122095768" calcext:value-type="float">
            <text:p>2573122095768</text:p>
          </table:table-cell>
          <table:table-cell table:formula="of:=[.G23]*[.$A$80]" office:value-type="float" office:value="2570392401736" calcext:value-type="float">
            <text:p>2570392401736</text:p>
          </table:table-cell>
          <table:table-cell table:formula="of:=[.H23]*[.$A$80]" office:value-type="float" office:value="2588219864888" calcext:value-type="float">
            <text:p>2588219864888</text:p>
          </table:table-cell>
          <table:table-cell table:formula="of:=[.I23]*[.$A$80]" office:value-type="float" office:value="2578383817320" calcext:value-type="float">
            <text:p>2578383817320</text:p>
          </table:table-cell>
          <table:table-cell table:formula="of:=[.J23]*[.$A$80]" office:value-type="float" office:value="2580096482944" calcext:value-type="float">
            <text:p>2580096482944</text:p>
          </table:table-cell>
          <table:table-cell table:formula="of:=[.K23]*[.$A$80]" office:value-type="float" office:value="2572341903336" calcext:value-type="float">
            <text:p>2572341903336</text:p>
          </table:table-cell>
          <table:table-cell/>
          <table:table-cell table:formula="of:=([.B104]+[.C104]+[.D104]+[.E104]+[.F104]+[.G104]+[.H104]+[.I104]+[.J104]+[.K104])/[.$B$81]" office:value-type="float" office:value="2579831600704.8" calcext:value-type="float">
            <text:p>2579831600704,8</text:p>
          </table:table-cell>
          <table:table-cell table:number-columns-repeated="3"/>
        </table:table-row>
        <table:table-row table:style-name="ro1">
          <table:table-cell/>
          <table:table-cell table:formula="of:=[.B24]*[.$A$80]" office:value-type="float" office:value="1237227861296" calcext:value-type="float">
            <text:p>1237227861296</text:p>
          </table:table-cell>
          <table:table-cell table:formula="of:=[.C24]*[.$A$80]" office:value-type="float" office:value="1237227854272" calcext:value-type="float">
            <text:p>1237227854272</text:p>
          </table:table-cell>
          <table:table-cell table:formula="of:=[.D24]*[.$A$80]" office:value-type="float" office:value="1237227861376" calcext:value-type="float">
            <text:p>1237227861376</text:p>
          </table:table-cell>
          <table:table-cell table:formula="of:=[.E24]*[.$A$80]" office:value-type="float" office:value="1237227860184" calcext:value-type="float">
            <text:p>1237227860184</text:p>
          </table:table-cell>
          <table:table-cell table:formula="of:=[.F24]*[.$A$80]" office:value-type="float" office:value="1237227859920" calcext:value-type="float">
            <text:p>1237227859920</text:p>
          </table:table-cell>
          <table:table-cell table:formula="of:=[.G24]*[.$A$80]" office:value-type="float" office:value="1237227859784" calcext:value-type="float">
            <text:p>1237227859784</text:p>
          </table:table-cell>
          <table:table-cell table:formula="of:=[.H24]*[.$A$80]" office:value-type="float" office:value="1237227856096" calcext:value-type="float">
            <text:p>1237227856096</text:p>
          </table:table-cell>
          <table:table-cell table:formula="of:=[.I24]*[.$A$80]" office:value-type="float" office:value="1237227859704" calcext:value-type="float">
            <text:p>1237227859704</text:p>
          </table:table-cell>
          <table:table-cell table:formula="of:=[.J24]*[.$A$80]" office:value-type="float" office:value="1237227860016" calcext:value-type="float">
            <text:p>1237227860016</text:p>
          </table:table-cell>
          <table:table-cell table:formula="of:=[.K24]*[.$A$80]" office:value-type="float" office:value="1237227848152" calcext:value-type="float">
            <text:p>1237227848152</text:p>
          </table:table-cell>
          <table:table-cell/>
          <table:table-cell table:formula="of:=([.B105]+[.C105]+[.D105]+[.E105]+[.F105]+[.G105]+[.H105]+[.I105]+[.J105]+[.K105])/[.$B$81]" office:value-type="float" office:value="1237227858080" calcext:value-type="float">
            <text:p>1237227858080</text:p>
          </table:table-cell>
          <table:table-cell/>
          <table:table-cell table:formula="of:=([.M104]/[.M105])" office:value-type="float" office:value="2.08517096010781" calcext:value-type="float">
            <text:p>2,0851709601</text:p>
          </table:table-cell>
          <table:table-cell table:formula="of:=([.M105]/[.M104])" office:value-type="float" office:value="0.479576983917088" calcext:value-type="float">
            <text:p>0,4795769839</text:p>
          </table:table-cell>
        </table:table-row>
        <table:table-row table:style-name="ro1">
          <table:table-cell table:number-columns-repeated="12"/>
          <table:table-cell table:formula="of:=([.B106]+[.C106]+[.D106]+[.E106]+[.F106]+[.G106]+[.H106]+[.I106]+[.J106]+[.K106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MP16 * 16</text:p>
          </table:table-cell>
          <table:table-cell table:number-columns-repeated="11"/>
          <table:table-cell table:formula="of:=([.B107]+[.C107]+[.D107]+[.E107]+[.F107]+[.G107]+[.H107]+[.I107]+[.J107]+[.K107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7]*[.$A$81]" office:value-type="float" office:value="25949061648" calcext:value-type="float">
            <text:p>25949061648</text:p>
          </table:table-cell>
          <table:table-cell table:formula="of:=[.C27]*[.$A$81]" office:value-type="float" office:value="25952010304" calcext:value-type="float">
            <text:p>25952010304</text:p>
          </table:table-cell>
          <table:table-cell table:formula="of:=[.D27]*[.$A$81]" office:value-type="float" office:value="25940521968" calcext:value-type="float">
            <text:p>25940521968</text:p>
          </table:table-cell>
          <table:table-cell table:formula="of:=[.E27]*[.$A$81]" office:value-type="float" office:value="25941033904" calcext:value-type="float">
            <text:p>25941033904</text:p>
          </table:table-cell>
          <table:table-cell table:formula="of:=[.F27]*[.$A$81]" office:value-type="float" office:value="25953125216" calcext:value-type="float">
            <text:p>25953125216</text:p>
          </table:table-cell>
          <table:table-cell table:formula="of:=[.G27]*[.$A$81]" office:value-type="float" office:value="25980203824" calcext:value-type="float">
            <text:p>25980203824</text:p>
          </table:table-cell>
          <table:table-cell table:formula="of:=[.H27]*[.$A$81]" office:value-type="float" office:value="26038120496" calcext:value-type="float">
            <text:p>26038120496</text:p>
          </table:table-cell>
          <table:table-cell table:formula="of:=[.I27]*[.$A$81]" office:value-type="float" office:value="25957742496" calcext:value-type="float">
            <text:p>25957742496</text:p>
          </table:table-cell>
          <table:table-cell table:formula="of:=[.J27]*[.$A$81]" office:value-type="float" office:value="25956008064" calcext:value-type="float">
            <text:p>25956008064</text:p>
          </table:table-cell>
          <table:table-cell table:formula="of:=[.K27]*[.$A$81]" office:value-type="float" office:value="25983150704" calcext:value-type="float">
            <text:p>25983150704</text:p>
          </table:table-cell>
          <table:table-cell/>
          <table:table-cell table:formula="of:=([.B108]+[.C108]+[.D108]+[.E108]+[.F108]+[.G108]+[.H108]+[.I108]+[.J108]+[.K108])/[.$B$81]" office:value-type="float" office:value="25965097862.4" calcext:value-type="float">
            <text:p>25965097862,4</text:p>
          </table:table-cell>
          <table:table-cell table:number-columns-repeated="3"/>
        </table:table-row>
        <table:table-row table:style-name="ro1">
          <table:table-cell/>
          <table:table-cell table:formula="of:=[.B28]*[.$A$81]" office:value-type="float" office:value="25827650704" calcext:value-type="float">
            <text:p>25827650704</text:p>
          </table:table-cell>
          <table:table-cell table:formula="of:=[.C28]*[.$A$81]" office:value-type="float" office:value="25838571760" calcext:value-type="float">
            <text:p>25838571760</text:p>
          </table:table-cell>
          <table:table-cell table:formula="of:=[.D28]*[.$A$81]" office:value-type="float" office:value="25864208352" calcext:value-type="float">
            <text:p>25864208352</text:p>
          </table:table-cell>
          <table:table-cell table:formula="of:=[.E28]*[.$A$81]" office:value-type="float" office:value="25868493504" calcext:value-type="float">
            <text:p>25868493504</text:p>
          </table:table-cell>
          <table:table-cell table:formula="of:=[.F28]*[.$A$81]" office:value-type="float" office:value="25830153088" calcext:value-type="float">
            <text:p>25830153088</text:p>
          </table:table-cell>
          <table:table-cell table:formula="of:=[.G28]*[.$A$81]" office:value-type="float" office:value="25900751968" calcext:value-type="float">
            <text:p>25900751968</text:p>
          </table:table-cell>
          <table:table-cell table:formula="of:=[.H28]*[.$A$81]" office:value-type="float" office:value="25885473520" calcext:value-type="float">
            <text:p>25885473520</text:p>
          </table:table-cell>
          <table:table-cell table:formula="of:=[.I28]*[.$A$81]" office:value-type="float" office:value="25878648368" calcext:value-type="float">
            <text:p>25878648368</text:p>
          </table:table-cell>
          <table:table-cell table:formula="of:=[.J28]*[.$A$81]" office:value-type="float" office:value="25878800864" calcext:value-type="float">
            <text:p>25878800864</text:p>
          </table:table-cell>
          <table:table-cell table:formula="of:=[.K28]*[.$A$81]" office:value-type="float" office:value="25885441888" calcext:value-type="float">
            <text:p>25885441888</text:p>
          </table:table-cell>
          <table:table-cell/>
          <table:table-cell table:formula="of:=([.B109]+[.C109]+[.D109]+[.E109]+[.F109]+[.G109]+[.H109]+[.I109]+[.J109]+[.K109])/[.$B$81]" office:value-type="float" office:value="25865819401.6" calcext:value-type="float">
            <text:p>25865819401,6</text:p>
          </table:table-cell>
          <table:table-cell table:number-columns-repeated="3"/>
        </table:table-row>
        <table:table-row table:style-name="ro1">
          <table:table-cell/>
          <table:table-cell table:formula="of:=[.B29]*[.$A$81]" office:value-type="float" office:value="25234978448" calcext:value-type="float">
            <text:p>25234978448</text:p>
          </table:table-cell>
          <table:table-cell table:formula="of:=[.C29]*[.$A$81]" office:value-type="float" office:value="25222245200" calcext:value-type="float">
            <text:p>25222245200</text:p>
          </table:table-cell>
          <table:table-cell table:formula="of:=[.D29]*[.$A$81]" office:value-type="float" office:value="25102716176" calcext:value-type="float">
            <text:p>25102716176</text:p>
          </table:table-cell>
          <table:table-cell table:formula="of:=[.E29]*[.$A$81]" office:value-type="float" office:value="25225228784" calcext:value-type="float">
            <text:p>25225228784</text:p>
          </table:table-cell>
          <table:table-cell table:formula="of:=[.F29]*[.$A$81]" office:value-type="float" office:value="24588747664" calcext:value-type="float">
            <text:p>24588747664</text:p>
          </table:table-cell>
          <table:table-cell table:formula="of:=[.G29]*[.$A$81]" office:value-type="float" office:value="24571338336" calcext:value-type="float">
            <text:p>24571338336</text:p>
          </table:table-cell>
          <table:table-cell table:formula="of:=[.H29]*[.$A$81]" office:value-type="float" office:value="24439562144" calcext:value-type="float">
            <text:p>24439562144</text:p>
          </table:table-cell>
          <table:table-cell table:formula="of:=[.I29]*[.$A$81]" office:value-type="float" office:value="24630091696" calcext:value-type="float">
            <text:p>24630091696</text:p>
          </table:table-cell>
          <table:table-cell table:formula="of:=[.J29]*[.$A$81]" office:value-type="float" office:value="24512178272" calcext:value-type="float">
            <text:p>24512178272</text:p>
          </table:table-cell>
          <table:table-cell table:formula="of:=[.K29]*[.$A$81]" office:value-type="float" office:value="24545117296" calcext:value-type="float">
            <text:p>24545117296</text:p>
          </table:table-cell>
          <table:table-cell/>
          <table:table-cell table:formula="of:=([.B110]+[.C110]+[.D110]+[.E110]+[.F110]+[.G110]+[.H110]+[.I110]+[.J110]+[.K110])/[.$B$81]" office:value-type="float" office:value="24807220401.6" calcext:value-type="float">
            <text:p>24807220401,6</text:p>
          </table:table-cell>
          <table:table-cell table:number-columns-repeated="3"/>
        </table:table-row>
        <table:table-row table:style-name="ro1">
          <table:table-cell/>
          <table:table-cell table:formula="of:=[.B30]*[.$A$81]" office:value-type="float" office:value="125146788336" calcext:value-type="float">
            <text:p>125146788336</text:p>
          </table:table-cell>
          <table:table-cell table:formula="of:=[.C30]*[.$A$81]" office:value-type="float" office:value="125190228528" calcext:value-type="float">
            <text:p>125190228528</text:p>
          </table:table-cell>
          <table:table-cell table:formula="of:=[.D30]*[.$A$81]" office:value-type="float" office:value="125067528880" calcext:value-type="float">
            <text:p>125067528880</text:p>
          </table:table-cell>
          <table:table-cell table:formula="of:=[.E30]*[.$A$81]" office:value-type="float" office:value="125017143824" calcext:value-type="float">
            <text:p>125017143824</text:p>
          </table:table-cell>
          <table:table-cell table:formula="of:=[.F30]*[.$A$81]" office:value-type="float" office:value="125436105264" calcext:value-type="float">
            <text:p>125436105264</text:p>
          </table:table-cell>
          <table:table-cell table:formula="of:=[.G30]*[.$A$81]" office:value-type="float" office:value="125137616208" calcext:value-type="float">
            <text:p>125137616208</text:p>
          </table:table-cell>
          <table:table-cell table:formula="of:=[.H30]*[.$A$81]" office:value-type="float" office:value="125429868432" calcext:value-type="float">
            <text:p>125429868432</text:p>
          </table:table-cell>
          <table:table-cell table:formula="of:=[.I30]*[.$A$81]" office:value-type="float" office:value="125480632096" calcext:value-type="float">
            <text:p>125480632096</text:p>
          </table:table-cell>
          <table:table-cell table:formula="of:=[.J30]*[.$A$81]" office:value-type="float" office:value="125273654096" calcext:value-type="float">
            <text:p>125273654096</text:p>
          </table:table-cell>
          <table:table-cell table:formula="of:=[.K30]*[.$A$81]" office:value-type="float" office:value="125341579808" calcext:value-type="float">
            <text:p>125341579808</text:p>
          </table:table-cell>
          <table:table-cell/>
          <table:table-cell table:formula="of:=([.B111]+[.C111]+[.D111]+[.E111]+[.F111]+[.G111]+[.H111]+[.I111]+[.J111]+[.K111])/[.$B$81]" office:value-type="float" office:value="125252114547.2" calcext:value-type="float">
            <text:p>125252114547,2</text:p>
          </table:table-cell>
          <table:table-cell table:number-columns-repeated="3"/>
        </table:table-row>
        <table:table-row table:style-name="ro1">
          <table:table-cell/>
          <table:table-cell table:formula="of:=[.B31]*[.$A$81]" office:value-type="float" office:value="2608328388608" calcext:value-type="float">
            <text:p>2608328388608</text:p>
          </table:table-cell>
          <table:table-cell table:formula="of:=[.C31]*[.$A$81]" office:value-type="float" office:value="2612837538832" calcext:value-type="float">
            <text:p>2612837538832</text:p>
          </table:table-cell>
          <table:table-cell table:formula="of:=[.D31]*[.$A$81]" office:value-type="float" office:value="2606428346816" calcext:value-type="float">
            <text:p>2606428346816</text:p>
          </table:table-cell>
          <table:table-cell table:formula="of:=[.E31]*[.$A$81]" office:value-type="float" office:value="2608618221920" calcext:value-type="float">
            <text:p>2608618221920</text:p>
          </table:table-cell>
          <table:table-cell table:formula="of:=[.F31]*[.$A$81]" office:value-type="float" office:value="2583704204320" calcext:value-type="float">
            <text:p>2583704204320</text:p>
          </table:table-cell>
          <table:table-cell table:formula="of:=[.G31]*[.$A$81]" office:value-type="float" office:value="2577766183584" calcext:value-type="float">
            <text:p>2577766183584</text:p>
          </table:table-cell>
          <table:table-cell table:formula="of:=[.H31]*[.$A$81]" office:value-type="float" office:value="2573883698512" calcext:value-type="float">
            <text:p>2573883698512</text:p>
          </table:table-cell>
          <table:table-cell table:formula="of:=[.I31]*[.$A$81]" office:value-type="float" office:value="2574800272944" calcext:value-type="float">
            <text:p>2574800272944</text:p>
          </table:table-cell>
          <table:table-cell table:formula="of:=[.J31]*[.$A$81]" office:value-type="float" office:value="2573876273760" calcext:value-type="float">
            <text:p>2573876273760</text:p>
          </table:table-cell>
          <table:table-cell table:formula="of:=[.K31]*[.$A$81]" office:value-type="float" office:value="2579214324816" calcext:value-type="float">
            <text:p>2579214324816</text:p>
          </table:table-cell>
          <table:table-cell/>
          <table:table-cell table:formula="of:=([.B112]+[.C112]+[.D112]+[.E112]+[.F112]+[.G112]+[.H112]+[.I112]+[.J112]+[.K112])/[.$B$81]" office:value-type="float" office:value="2589945745411.2" calcext:value-type="float">
            <text:p>2589945745411,2</text:p>
          </table:table-cell>
          <table:table-cell table:number-columns-repeated="3"/>
        </table:table-row>
        <table:table-row table:style-name="ro1">
          <table:table-cell/>
          <table:table-cell table:formula="of:=[.B32]*[.$A$81]" office:value-type="float" office:value="1237228188352" calcext:value-type="float">
            <text:p>1237228188352</text:p>
          </table:table-cell>
          <table:table-cell table:formula="of:=[.C32]*[.$A$81]" office:value-type="float" office:value="1237228199504" calcext:value-type="float">
            <text:p>1237228199504</text:p>
          </table:table-cell>
          <table:table-cell table:formula="of:=[.D32]*[.$A$81]" office:value-type="float" office:value="1237228187984" calcext:value-type="float">
            <text:p>1237228187984</text:p>
          </table:table-cell>
          <table:table-cell table:formula="of:=[.E32]*[.$A$81]" office:value-type="float" office:value="1237228199120" calcext:value-type="float">
            <text:p>1237228199120</text:p>
          </table:table-cell>
          <table:table-cell table:formula="of:=[.F32]*[.$A$81]" office:value-type="float" office:value="1237228197584" calcext:value-type="float">
            <text:p>1237228197584</text:p>
          </table:table-cell>
          <table:table-cell table:formula="of:=[.G32]*[.$A$81]" office:value-type="float" office:value="1237228197008" calcext:value-type="float">
            <text:p>1237228197008</text:p>
          </table:table-cell>
          <table:table-cell table:formula="of:=[.H32]*[.$A$81]" office:value-type="float" office:value="1237228173120" calcext:value-type="float">
            <text:p>1237228173120</text:p>
          </table:table-cell>
          <table:table-cell table:formula="of:=[.I32]*[.$A$81]" office:value-type="float" office:value="1237228197776" calcext:value-type="float">
            <text:p>1237228197776</text:p>
          </table:table-cell>
          <table:table-cell table:formula="of:=[.J32]*[.$A$81]" office:value-type="float" office:value="1237228197360" calcext:value-type="float">
            <text:p>1237228197360</text:p>
          </table:table-cell>
          <table:table-cell table:formula="of:=[.K32]*[.$A$81]" office:value-type="float" office:value="1237228209072" calcext:value-type="float">
            <text:p>1237228209072</text:p>
          </table:table-cell>
          <table:table-cell/>
          <table:table-cell table:formula="of:=([.B113]+[.C113]+[.D113]+[.E113]+[.F113]+[.G113]+[.H113]+[.I113]+[.J113]+[.K113])/[.$B$81]" office:value-type="float" office:value="1237228194688" calcext:value-type="float">
            <text:p>1237228194688</text:p>
          </table:table-cell>
          <table:table-cell/>
          <table:table-cell table:formula="of:=([.M112]/[.M113])" office:value-type="float" office:value="2.09334523455822" calcext:value-type="float">
            <text:p>2,0933452346</text:p>
          </table:table-cell>
          <table:table-cell table:formula="of:=([.M113]/[.M112])" office:value-type="float" office:value="0.477704290477934" calcext:value-type="float">
            <text:p>0,477704290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threads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6838467964" calcext:value-type="float">
            <text:p>26838467964</text:p>
          </table:table-cell>
          <table:table-cell office:value-type="float" office:value="27192897747" calcext:value-type="float">
            <text:p>27192897747</text:p>
          </table:table-cell>
          <table:table-cell office:value-type="float" office:value="27176316313" calcext:value-type="float">
            <text:p>27176316313</text:p>
          </table:table-cell>
          <table:table-cell office:value-type="float" office:value="27080335021" calcext:value-type="float">
            <text:p>27080335021</text:p>
          </table:table-cell>
          <table:table-cell office:value-type="float" office:value="27048121671" calcext:value-type="float">
            <text:p>27048121671</text:p>
          </table:table-cell>
          <table:table-cell office:value-type="float" office:value="27181880510" calcext:value-type="float">
            <text:p>27181880510</text:p>
          </table:table-cell>
          <table:table-cell office:value-type="float" office:value="27132958008" calcext:value-type="float">
            <text:p>27132958008</text:p>
          </table:table-cell>
          <table:table-cell office:value-type="float" office:value="26837252069" calcext:value-type="float">
            <text:p>26837252069</text:p>
          </table:table-cell>
          <table:table-cell office:value-type="float" office:value="27029118545" calcext:value-type="float">
            <text:p>27029118545</text:p>
          </table:table-cell>
          <table:table-cell office:value-type="float" office:value="27151289720" calcext:value-type="float">
            <text:p>27151289720</text:p>
          </table:table-cell>
          <table:table-cell/>
          <table:table-cell table:formula="of:=([.B117]+[.C117]+[.D117]+[.E117]+[.F117]+[.G117]+[.H117]+[.I117]+[.J117]+[.K117])/[.$B$81]" office:value-type="float" office:value="27066863756.8" calcext:value-type="float">
            <text:p>2706686375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5838649143" calcext:value-type="float">
            <text:p>25838649143</text:p>
          </table:table-cell>
          <table:table-cell office:value-type="float" office:value="25913613944" calcext:value-type="float">
            <text:p>25913613944</text:p>
          </table:table-cell>
          <table:table-cell office:value-type="float" office:value="25906987144" calcext:value-type="float">
            <text:p>25906987144</text:p>
          </table:table-cell>
          <table:table-cell office:value-type="float" office:value="25910423614" calcext:value-type="float">
            <text:p>25910423614</text:p>
          </table:table-cell>
          <table:table-cell office:value-type="float" office:value="25886091146" calcext:value-type="float">
            <text:p>25886091146</text:p>
          </table:table-cell>
          <table:table-cell office:value-type="float" office:value="25916067044" calcext:value-type="float">
            <text:p>25916067044</text:p>
          </table:table-cell>
          <table:table-cell office:value-type="float" office:value="25906579306" calcext:value-type="float">
            <text:p>25906579306</text:p>
          </table:table-cell>
          <table:table-cell office:value-type="float" office:value="25869197785" calcext:value-type="float">
            <text:p>25869197785</text:p>
          </table:table-cell>
          <table:table-cell office:value-type="float" office:value="25900214476" calcext:value-type="float">
            <text:p>25900214476</text:p>
          </table:table-cell>
          <table:table-cell office:value-type="float" office:value="25906166582" calcext:value-type="float">
            <text:p>25906166582</text:p>
          </table:table-cell>
          <table:table-cell/>
          <table:table-cell table:formula="of:=([.B118]+[.C118]+[.D118]+[.E118]+[.F118]+[.G118]+[.H118]+[.I118]+[.J118]+[.K118])/[.$B$81]" office:value-type="float" office:value="25895399018.4" calcext:value-type="float">
            <text:p>2589539901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315318102" calcext:value-type="float">
            <text:p>24315318102</text:p>
          </table:table-cell>
          <table:table-cell office:value-type="float" office:value="23350685459" calcext:value-type="float">
            <text:p>23350685459</text:p>
          </table:table-cell>
          <table:table-cell office:value-type="float" office:value="23773618676" calcext:value-type="float">
            <text:p>23773618676</text:p>
          </table:table-cell>
          <table:table-cell office:value-type="float" office:value="22289779969" calcext:value-type="float">
            <text:p>22289779969</text:p>
          </table:table-cell>
          <table:table-cell office:value-type="float" office:value="16507212144" calcext:value-type="float">
            <text:p>16507212144</text:p>
          </table:table-cell>
          <table:table-cell office:value-type="float" office:value="24528008241" calcext:value-type="float">
            <text:p>24528008241</text:p>
          </table:table-cell>
          <table:table-cell office:value-type="float" office:value="23163345702" calcext:value-type="float">
            <text:p>23163345702</text:p>
          </table:table-cell>
          <table:table-cell office:value-type="float" office:value="24645347927" calcext:value-type="float">
            <text:p>24645347927</text:p>
          </table:table-cell>
          <table:table-cell office:value-type="float" office:value="22557193522" calcext:value-type="float">
            <text:p>22557193522</text:p>
          </table:table-cell>
          <table:table-cell office:value-type="float" office:value="22700135001" calcext:value-type="float">
            <text:p>22700135001</text:p>
          </table:table-cell>
          <table:table-cell/>
          <table:table-cell table:formula="of:=([.B119]+[.C119]+[.D119]+[.E119]+[.F119]+[.G119]+[.H119]+[.I119]+[.J119]+[.K119])/[.$B$81]" office:value-type="float" office:value="22783064474.3" calcext:value-type="float">
            <text:p>2278306447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29980266125" calcext:value-type="float">
            <text:p>129980266125</text:p>
          </table:table-cell>
          <table:table-cell office:value-type="float" office:value="130392588767" calcext:value-type="float">
            <text:p>130392588767</text:p>
          </table:table-cell>
          <table:table-cell office:value-type="float" office:value="130038589502" calcext:value-type="float">
            <text:p>130038589502</text:p>
          </table:table-cell>
          <table:table-cell office:value-type="float" office:value="130380831923" calcext:value-type="float">
            <text:p>130380831923</text:p>
          </table:table-cell>
          <table:table-cell office:value-type="float" office:value="130262100013" calcext:value-type="float">
            <text:p>130262100013</text:p>
          </table:table-cell>
          <table:table-cell office:value-type="float" office:value="130427596514" calcext:value-type="float">
            <text:p>130427596514</text:p>
          </table:table-cell>
          <table:table-cell office:value-type="float" office:value="130940176194" calcext:value-type="float">
            <text:p>130940176194</text:p>
          </table:table-cell>
          <table:table-cell office:value-type="float" office:value="130341840932" calcext:value-type="float">
            <text:p>130341840932</text:p>
          </table:table-cell>
          <table:table-cell office:value-type="float" office:value="130990342015" calcext:value-type="float">
            <text:p>130990342015</text:p>
          </table:table-cell>
          <table:table-cell office:value-type="float" office:value="130344974935" calcext:value-type="float">
            <text:p>130344974935</text:p>
          </table:table-cell>
          <table:table-cell/>
          <table:table-cell table:formula="of:=([.B120]+[.C120]+[.D120]+[.E120]+[.F120]+[.G120]+[.H120]+[.I120]+[.J120]+[.K120])/[.$B$81]" office:value-type="float" office:value="130409930692" calcext:value-type="float">
            <text:p>130409930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2468618461487" calcext:value-type="float">
            <text:p>2468618461487</text:p>
          </table:table-cell>
          <table:table-cell office:value-type="float" office:value="2401714081754" calcext:value-type="float">
            <text:p>2401714081754</text:p>
          </table:table-cell>
          <table:table-cell office:value-type="float" office:value="2411101075240" calcext:value-type="float">
            <text:p>2411101075240</text:p>
          </table:table-cell>
          <table:table-cell office:value-type="float" office:value="2399662251306" calcext:value-type="float">
            <text:p>2399662251306</text:p>
          </table:table-cell>
          <table:table-cell office:value-type="float" office:value="2346509327991" calcext:value-type="float">
            <text:p>2346509327991</text:p>
          </table:table-cell>
          <table:table-cell office:value-type="float" office:value="2432404788192" calcext:value-type="float">
            <text:p>2432404788192</text:p>
          </table:table-cell>
          <table:table-cell office:value-type="float" office:value="2448357929653" calcext:value-type="float">
            <text:p>2448357929653</text:p>
          </table:table-cell>
          <table:table-cell office:value-type="float" office:value="2468275148494" calcext:value-type="float">
            <text:p>2468275148494</text:p>
          </table:table-cell>
          <table:table-cell office:value-type="float" office:value="2393470101508" calcext:value-type="float">
            <text:p>2393470101508</text:p>
          </table:table-cell>
          <table:table-cell office:value-type="float" office:value="2443025139980" calcext:value-type="float">
            <text:p>2443025139980</text:p>
          </table:table-cell>
          <table:table-cell/>
          <table:table-cell table:formula="of:=([.B121]+[.C121]+[.D121]+[.E121]+[.F121]+[.G121]+[.H121]+[.I121]+[.J121]+[.K121])/[.$B$81]" office:value-type="float" office:value="2421313830560.5" calcext:value-type="float">
            <text:p>242131383056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288754674263" calcext:value-type="float">
            <text:p>1288754674263</text:p>
          </table:table-cell>
          <table:table-cell office:value-type="float" office:value="1288754682056" calcext:value-type="float">
            <text:p>1288754682056</text:p>
          </table:table-cell>
          <table:table-cell office:value-type="float" office:value="1288754665370" calcext:value-type="float">
            <text:p>1288754665370</text:p>
          </table:table-cell>
          <table:table-cell office:value-type="float" office:value="1288754672793" calcext:value-type="float">
            <text:p>1288754672793</text:p>
          </table:table-cell>
          <table:table-cell office:value-type="float" office:value="1288754660805" calcext:value-type="float">
            <text:p>1288754660805</text:p>
          </table:table-cell>
          <table:table-cell office:value-type="float" office:value="1288754678504" calcext:value-type="float">
            <text:p>1288754678504</text:p>
          </table:table-cell>
          <table:table-cell office:value-type="float" office:value="1288754678106" calcext:value-type="float">
            <text:p>1288754678106</text:p>
          </table:table-cell>
          <table:table-cell office:value-type="float" office:value="1288754685421" calcext:value-type="float">
            <text:p>1288754685421</text:p>
          </table:table-cell>
          <table:table-cell office:value-type="float" office:value="1288754674168" calcext:value-type="float">
            <text:p>1288754674168</text:p>
          </table:table-cell>
          <table:table-cell office:value-type="float" office:value="1288754663948" calcext:value-type="float">
            <text:p>1288754663948</text:p>
          </table:table-cell>
          <table:table-cell/>
          <table:table-cell table:formula="of:=([.B122]+[.C122]+[.D122]+[.E122]+[.F122]+[.G122]+[.H122]+[.I122]+[.J122]+[.K122])/[.$B$81]" office:value-type="float" office:value="1288754673543.4" calcext:value-type="float">
            <text:p>1288754673543,4</text:p>
          </table:table-cell>
          <table:table-cell/>
          <table:table-cell table:formula="of:=([.M121]/[.M122])" office:value-type="float" office:value="1.87880120263941" calcext:value-type="float">
            <text:p>1,8788012026</text:p>
          </table:table-cell>
          <table:table-cell table:formula="of:=([.M122]/[.M121])" office:value-type="float" office:value="0.532254289913783" calcext:value-type="float">
            <text:p>0,5322542899</text:p>
          </table:table-cell>
        </table:table-row>
        <table:table-row table:style-name="ro1">
          <table:table-cell table:number-columns-repeated="12"/>
          <table:table-cell table:formula="of:=([.B123]+[.C123]+[.D123]+[.E123]+[.F123]+[.G123]+[.H123]+[.I123]+[.J123]+[.K123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s4</text:p>
          </table:table-cell>
          <table:table-cell table:number-columns-repeated="11"/>
          <table:table-cell table:formula="of:=([.B124]+[.C124]+[.D124]+[.E124]+[.F124]+[.G124]+[.H124]+[.I124]+[.J124]+[.K124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7121940225" calcext:value-type="float">
            <text:p>27121940225</text:p>
          </table:table-cell>
          <table:table-cell office:value-type="float" office:value="27191074205" calcext:value-type="float">
            <text:p>27191074205</text:p>
          </table:table-cell>
          <table:table-cell office:value-type="float" office:value="27194831219" calcext:value-type="float">
            <text:p>27194831219</text:p>
          </table:table-cell>
          <table:table-cell office:value-type="float" office:value="27236043434" calcext:value-type="float">
            <text:p>27236043434</text:p>
          </table:table-cell>
          <table:table-cell office:value-type="float" office:value="27120278617" calcext:value-type="float">
            <text:p>27120278617</text:p>
          </table:table-cell>
          <table:table-cell office:value-type="float" office:value="27235051916" calcext:value-type="float">
            <text:p>27235051916</text:p>
          </table:table-cell>
          <table:table-cell office:value-type="float" office:value="27257786976" calcext:value-type="float">
            <text:p>27257786976</text:p>
          </table:table-cell>
          <table:table-cell office:value-type="float" office:value="26876296135" calcext:value-type="float">
            <text:p>26876296135</text:p>
          </table:table-cell>
          <table:table-cell office:value-type="float" office:value="27181543327" calcext:value-type="float">
            <text:p>27181543327</text:p>
          </table:table-cell>
          <table:table-cell office:value-type="float" office:value="27195303495" calcext:value-type="float">
            <text:p>27195303495</text:p>
          </table:table-cell>
          <table:table-cell/>
          <table:table-cell table:formula="of:=([.B125]+[.C125]+[.D125]+[.E125]+[.F125]+[.G125]+[.H125]+[.I125]+[.J125]+[.K125])/[.$B$81]" office:value-type="float" office:value="27161014954.9" calcext:value-type="float">
            <text:p>27161014954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5961176960" calcext:value-type="float">
            <text:p>25961176960</text:p>
          </table:table-cell>
          <table:table-cell office:value-type="float" office:value="25976843763" calcext:value-type="float">
            <text:p>25976843763</text:p>
          </table:table-cell>
          <table:table-cell office:value-type="float" office:value="25982622868" calcext:value-type="float">
            <text:p>25982622868</text:p>
          </table:table-cell>
          <table:table-cell office:value-type="float" office:value="25981289878" calcext:value-type="float">
            <text:p>25981289878</text:p>
          </table:table-cell>
          <table:table-cell office:value-type="float" office:value="25982856861" calcext:value-type="float">
            <text:p>25982856861</text:p>
          </table:table-cell>
          <table:table-cell office:value-type="float" office:value="25983878901" calcext:value-type="float">
            <text:p>25983878901</text:p>
          </table:table-cell>
          <table:table-cell office:value-type="float" office:value="25987491036" calcext:value-type="float">
            <text:p>25987491036</text:p>
          </table:table-cell>
          <table:table-cell office:value-type="float" office:value="25933110340" calcext:value-type="float">
            <text:p>25933110340</text:p>
          </table:table-cell>
          <table:table-cell office:value-type="float" office:value="25981725582" calcext:value-type="float">
            <text:p>25981725582</text:p>
          </table:table-cell>
          <table:table-cell office:value-type="float" office:value="25970607299" calcext:value-type="float">
            <text:p>25970607299</text:p>
          </table:table-cell>
          <table:table-cell/>
          <table:table-cell table:formula="of:=([.B126]+[.C126]+[.D126]+[.E126]+[.F126]+[.G126]+[.H126]+[.I126]+[.J126]+[.K126])/[.$B$81]" office:value-type="float" office:value="25974160348.8" calcext:value-type="float">
            <text:p>2597416034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463132381" calcext:value-type="float">
            <text:p>24463132381</text:p>
          </table:table-cell>
          <table:table-cell office:value-type="float" office:value="24254515091" calcext:value-type="float">
            <text:p>24254515091</text:p>
          </table:table-cell>
          <table:table-cell office:value-type="float" office:value="23931206613" calcext:value-type="float">
            <text:p>23931206613</text:p>
          </table:table-cell>
          <table:table-cell office:value-type="float" office:value="24231728664" calcext:value-type="float">
            <text:p>24231728664</text:p>
          </table:table-cell>
          <table:table-cell office:value-type="float" office:value="24375876376" calcext:value-type="float">
            <text:p>24375876376</text:p>
          </table:table-cell>
          <table:table-cell office:value-type="float" office:value="24585705032" calcext:value-type="float">
            <text:p>24585705032</text:p>
          </table:table-cell>
          <table:table-cell office:value-type="float" office:value="24474409904" calcext:value-type="float">
            <text:p>24474409904</text:p>
          </table:table-cell>
          <table:table-cell office:value-type="float" office:value="25336668371" calcext:value-type="float">
            <text:p>25336668371</text:p>
          </table:table-cell>
          <table:table-cell office:value-type="float" office:value="24302501768" calcext:value-type="float">
            <text:p>24302501768</text:p>
          </table:table-cell>
          <table:table-cell office:value-type="float" office:value="24160258591" calcext:value-type="float">
            <text:p>24160258591</text:p>
          </table:table-cell>
          <table:table-cell/>
          <table:table-cell table:formula="of:=([.B127]+[.C127]+[.D127]+[.E127]+[.F127]+[.G127]+[.H127]+[.I127]+[.J127]+[.K127])/[.$B$81]" office:value-type="float" office:value="24411600279.1" calcext:value-type="float">
            <text:p>24411600279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29530148481" calcext:value-type="float">
            <text:p>129530148481</text:p>
          </table:table-cell>
          <table:table-cell office:value-type="float" office:value="129540191400" calcext:value-type="float">
            <text:p>129540191400</text:p>
          </table:table-cell>
          <table:table-cell office:value-type="float" office:value="129511769169" calcext:value-type="float">
            <text:p>129511769169</text:p>
          </table:table-cell>
          <table:table-cell office:value-type="float" office:value="129517602250" calcext:value-type="float">
            <text:p>129517602250</text:p>
          </table:table-cell>
          <table:table-cell office:value-type="float" office:value="129459843896" calcext:value-type="float">
            <text:p>129459843896</text:p>
          </table:table-cell>
          <table:table-cell office:value-type="float" office:value="129470592547" calcext:value-type="float">
            <text:p>129470592547</text:p>
          </table:table-cell>
          <table:table-cell office:value-type="float" office:value="129471957427" calcext:value-type="float">
            <text:p>129471957427</text:p>
          </table:table-cell>
          <table:table-cell office:value-type="float" office:value="129243230110" calcext:value-type="float">
            <text:p>129243230110</text:p>
          </table:table-cell>
          <table:table-cell office:value-type="float" office:value="129435007099" calcext:value-type="float">
            <text:p>129435007099</text:p>
          </table:table-cell>
          <table:table-cell office:value-type="float" office:value="129496478739" calcext:value-type="float">
            <text:p>129496478739</text:p>
          </table:table-cell>
          <table:table-cell/>
          <table:table-cell table:formula="of:=([.B128]+[.C128]+[.D128]+[.E128]+[.F128]+[.G128]+[.H128]+[.I128]+[.J128]+[.K128])/[.$B$81]" office:value-type="float" office:value="129467682111.8" calcext:value-type="float">
            <text:p>12946768211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2563418154252" calcext:value-type="float">
            <text:p>2563418154252</text:p>
          </table:table-cell>
          <table:table-cell office:value-type="float" office:value="2565441020460" calcext:value-type="float">
            <text:p>2565441020460</text:p>
          </table:table-cell>
          <table:table-cell office:value-type="float" office:value="2560052112115" calcext:value-type="float">
            <text:p>2560052112115</text:p>
          </table:table-cell>
          <table:table-cell office:value-type="float" office:value="2558399767153" calcext:value-type="float">
            <text:p>2558399767153</text:p>
          </table:table-cell>
          <table:table-cell office:value-type="float" office:value="2570045041601" calcext:value-type="float">
            <text:p>2570045041601</text:p>
          </table:table-cell>
          <table:table-cell office:value-type="float" office:value="2579420556901" calcext:value-type="float">
            <text:p>2579420556901</text:p>
          </table:table-cell>
          <table:table-cell office:value-type="float" office:value="2573627621572" calcext:value-type="float">
            <text:p>2573627621572</text:p>
          </table:table-cell>
          <table:table-cell office:value-type="float" office:value="2602295803211" calcext:value-type="float">
            <text:p>2602295803211</text:p>
          </table:table-cell>
          <table:table-cell office:value-type="float" office:value="2569308868553" calcext:value-type="float">
            <text:p>2569308868553</text:p>
          </table:table-cell>
          <table:table-cell office:value-type="float" office:value="2558141355105" calcext:value-type="float">
            <text:p>2558141355105</text:p>
          </table:table-cell>
          <table:table-cell/>
          <table:table-cell table:formula="of:=([.B129]+[.C129]+[.D129]+[.E129]+[.F129]+[.G129]+[.H129]+[.I129]+[.J129]+[.K129])/[.$B$81]" office:value-type="float" office:value="2570015030092.3" calcext:value-type="float">
            <text:p>257001503009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288754733373" calcext:value-type="float">
            <text:p>1288754733373</text:p>
          </table:table-cell>
          <table:table-cell office:value-type="float" office:value="1288754734250" calcext:value-type="float">
            <text:p>1288754734250</text:p>
          </table:table-cell>
          <table:table-cell office:value-type="float" office:value="1288754719234" calcext:value-type="float">
            <text:p>1288754719234</text:p>
          </table:table-cell>
          <table:table-cell office:value-type="float" office:value="1288754711775" calcext:value-type="float">
            <text:p>1288754711775</text:p>
          </table:table-cell>
          <table:table-cell office:value-type="float" office:value="1288754751466" calcext:value-type="float">
            <text:p>1288754751466</text:p>
          </table:table-cell>
          <table:table-cell office:value-type="float" office:value="1288754736649" calcext:value-type="float">
            <text:p>1288754736649</text:p>
          </table:table-cell>
          <table:table-cell office:value-type="float" office:value="1288754746408" calcext:value-type="float">
            <text:p>1288754746408</text:p>
          </table:table-cell>
          <table:table-cell office:value-type="float" office:value="1288754721573" calcext:value-type="float">
            <text:p>1288754721573</text:p>
          </table:table-cell>
          <table:table-cell office:value-type="float" office:value="1288754748741" calcext:value-type="float">
            <text:p>1288754748741</text:p>
          </table:table-cell>
          <table:table-cell office:value-type="float" office:value="1288754716695" calcext:value-type="float">
            <text:p>1288754716695</text:p>
          </table:table-cell>
          <table:table-cell/>
          <table:table-cell table:formula="of:=([.B130]+[.C130]+[.D130]+[.E130]+[.F130]+[.G130]+[.H130]+[.I130]+[.J130]+[.K130])/[.$B$81]" office:value-type="float" office:value="1288754732016.4" calcext:value-type="float">
            <text:p>1288754732016,4</text:p>
          </table:table-cell>
          <table:table-cell/>
          <table:table-cell table:formula="of:=([.M129]/[.M130])" office:value-type="float" office:value="1.9941847476837" calcext:value-type="float">
            <text:p>1,9941847477</text:p>
          </table:table-cell>
          <table:table-cell table:formula="of:=([.M130]/[.M129])" office:value-type="float" office:value="0.501458052550812" calcext:value-type="float">
            <text:p>0,501458052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threads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7170721563" calcext:value-type="float">
            <text:p>27170721563</text:p>
          </table:table-cell>
          <table:table-cell office:value-type="float" office:value="27184120886" calcext:value-type="float">
            <text:p>27184120886</text:p>
          </table:table-cell>
          <table:table-cell office:value-type="float" office:value="27240374439" calcext:value-type="float">
            <text:p>27240374439</text:p>
          </table:table-cell>
          <table:table-cell office:value-type="float" office:value="27170721563" calcext:value-type="float">
            <text:p>27170721563</text:p>
          </table:table-cell>
          <table:table-cell office:value-type="float" office:value="27184120886" calcext:value-type="float">
            <text:p>27184120886</text:p>
          </table:table-cell>
          <table:table-cell office:value-type="float" office:value="27240374439" calcext:value-type="float">
            <text:p>27240374439</text:p>
          </table:table-cell>
          <table:table-cell office:value-type="float" office:value="27170721563" calcext:value-type="float">
            <text:p>27170721563</text:p>
          </table:table-cell>
          <table:table-cell office:value-type="float" office:value="27184120886" calcext:value-type="float">
            <text:p>27184120886</text:p>
          </table:table-cell>
          <table:table-cell table:number-columns-repeated="2" office:value-type="float" office:value="27240374439" calcext:value-type="float">
            <text:p>27240374439</text:p>
          </table:table-cell>
          <table:table-cell/>
          <table:table-cell table:formula="of:=([.B133]+[.C133]+[.D133]+[.E133]+[.F133]+[.G133]+[.H133]+[.I133]+[.J133]+[.K133])/[.$B$81]" office:value-type="float" office:value="27202602510.3" calcext:value-type="float">
            <text:p>2720260251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6007991711" calcext:value-type="float">
            <text:p>26007991711</text:p>
          </table:table-cell>
          <table:table-cell office:value-type="float" office:value="25993736275" calcext:value-type="float">
            <text:p>25993736275</text:p>
          </table:table-cell>
          <table:table-cell office:value-type="float" office:value="25987686388" calcext:value-type="float">
            <text:p>25987686388</text:p>
          </table:table-cell>
          <table:table-cell office:value-type="float" office:value="26007991711" calcext:value-type="float">
            <text:p>26007991711</text:p>
          </table:table-cell>
          <table:table-cell office:value-type="float" office:value="25993736275" calcext:value-type="float">
            <text:p>25993736275</text:p>
          </table:table-cell>
          <table:table-cell office:value-type="float" office:value="25987686388" calcext:value-type="float">
            <text:p>25987686388</text:p>
          </table:table-cell>
          <table:table-cell office:value-type="float" office:value="26007991711" calcext:value-type="float">
            <text:p>26007991711</text:p>
          </table:table-cell>
          <table:table-cell office:value-type="float" office:value="25993736275" calcext:value-type="float">
            <text:p>25993736275</text:p>
          </table:table-cell>
          <table:table-cell table:number-columns-repeated="2" office:value-type="float" office:value="25987686388" calcext:value-type="float">
            <text:p>25987686388</text:p>
          </table:table-cell>
          <table:table-cell/>
          <table:table-cell table:formula="of:=([.B134]+[.C134]+[.D134]+[.E134]+[.F134]+[.G134]+[.H134]+[.I134]+[.J134]+[.K134])/[.$B$81]" office:value-type="float" office:value="25995592951" calcext:value-type="float">
            <text:p>25995592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668889726" calcext:value-type="float">
            <text:p>24668889726</text:p>
          </table:table-cell>
          <table:table-cell office:value-type="float" office:value="24627074130" calcext:value-type="float">
            <text:p>24627074130</text:p>
          </table:table-cell>
          <table:table-cell office:value-type="float" office:value="24669347202" calcext:value-type="float">
            <text:p>24669347202</text:p>
          </table:table-cell>
          <table:table-cell office:value-type="float" office:value="24668889726" calcext:value-type="float">
            <text:p>24668889726</text:p>
          </table:table-cell>
          <table:table-cell office:value-type="float" office:value="24627074130" calcext:value-type="float">
            <text:p>24627074130</text:p>
          </table:table-cell>
          <table:table-cell office:value-type="float" office:value="24669347202" calcext:value-type="float">
            <text:p>24669347202</text:p>
          </table:table-cell>
          <table:table-cell office:value-type="float" office:value="24668889726" calcext:value-type="float">
            <text:p>24668889726</text:p>
          </table:table-cell>
          <table:table-cell office:value-type="float" office:value="24627074130" calcext:value-type="float">
            <text:p>24627074130</text:p>
          </table:table-cell>
          <table:table-cell table:number-columns-repeated="2" office:value-type="float" office:value="24669347202" calcext:value-type="float">
            <text:p>24669347202</text:p>
          </table:table-cell>
          <table:table-cell/>
          <table:table-cell table:formula="of:=([.B135]+[.C135]+[.D135]+[.E135]+[.F135]+[.G135]+[.H135]+[.I135]+[.J135]+[.K135])/[.$B$81]" office:value-type="float" office:value="24656528037.6" calcext:value-type="float">
            <text:p>2465652803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29351046980" calcext:value-type="float">
            <text:p>129351046980</text:p>
          </table:table-cell>
          <table:table-cell office:value-type="float" office:value="129445461126" calcext:value-type="float">
            <text:p>129445461126</text:p>
          </table:table-cell>
          <table:table-cell office:value-type="float" office:value="129519359284" calcext:value-type="float">
            <text:p>129519359284</text:p>
          </table:table-cell>
          <table:table-cell office:value-type="float" office:value="129351046980" calcext:value-type="float">
            <text:p>129351046980</text:p>
          </table:table-cell>
          <table:table-cell office:value-type="float" office:value="129445461126" calcext:value-type="float">
            <text:p>129445461126</text:p>
          </table:table-cell>
          <table:table-cell office:value-type="float" office:value="129519359284" calcext:value-type="float">
            <text:p>129519359284</text:p>
          </table:table-cell>
          <table:table-cell office:value-type="float" office:value="129351046980" calcext:value-type="float">
            <text:p>129351046980</text:p>
          </table:table-cell>
          <table:table-cell office:value-type="float" office:value="129445461126" calcext:value-type="float">
            <text:p>129445461126</text:p>
          </table:table-cell>
          <table:table-cell table:number-columns-repeated="2" office:value-type="float" office:value="129519359284" calcext:value-type="float">
            <text:p>129519359284</text:p>
          </table:table-cell>
          <table:table-cell/>
          <table:table-cell table:formula="of:=([.B136]+[.C136]+[.D136]+[.E136]+[.F136]+[.G136]+[.H136]+[.I136]+[.J136]+[.K136])/[.$B$81]" office:value-type="float" office:value="129446696145.4" calcext:value-type="float">
            <text:p>129446696145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2590967801047" calcext:value-type="float">
            <text:p>2590967801047</text:p>
          </table:table-cell>
          <table:table-cell office:value-type="float" office:value="2572440809851" calcext:value-type="float">
            <text:p>2572440809851</text:p>
          </table:table-cell>
          <table:table-cell office:value-type="float" office:value="2564606380950" calcext:value-type="float">
            <text:p>2564606380950</text:p>
          </table:table-cell>
          <table:table-cell office:value-type="float" office:value="2590967801047" calcext:value-type="float">
            <text:p>2590967801047</text:p>
          </table:table-cell>
          <table:table-cell office:value-type="float" office:value="2572440809851" calcext:value-type="float">
            <text:p>2572440809851</text:p>
          </table:table-cell>
          <table:table-cell office:value-type="float" office:value="2564606380950" calcext:value-type="float">
            <text:p>2564606380950</text:p>
          </table:table-cell>
          <table:table-cell office:value-type="float" office:value="2590967801047" calcext:value-type="float">
            <text:p>2590967801047</text:p>
          </table:table-cell>
          <table:table-cell office:value-type="float" office:value="2572440809851" calcext:value-type="float">
            <text:p>2572440809851</text:p>
          </table:table-cell>
          <table:table-cell table:number-columns-repeated="2" office:value-type="float" office:value="2564606380950" calcext:value-type="float">
            <text:p>2564606380950</text:p>
          </table:table-cell>
          <table:table-cell/>
          <table:table-cell table:formula="of:=([.B137]+[.C137]+[.D137]+[.E137]+[.F137]+[.G137]+[.H137]+[.I137]+[.J137]+[.K137])/[.$B$81]" office:value-type="float" office:value="2574865135649.4" calcext:value-type="float">
            <text:p>257486513564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288754793267" calcext:value-type="float">
            <text:p>1288754793267</text:p>
          </table:table-cell>
          <table:table-cell office:value-type="float" office:value="1288754719348" calcext:value-type="float">
            <text:p>1288754719348</text:p>
          </table:table-cell>
          <table:table-cell office:value-type="float" office:value="1288754696932" calcext:value-type="float">
            <text:p>1288754696932</text:p>
          </table:table-cell>
          <table:table-cell office:value-type="float" office:value="1288754793267" calcext:value-type="float">
            <text:p>1288754793267</text:p>
          </table:table-cell>
          <table:table-cell office:value-type="float" office:value="1288754719348" calcext:value-type="float">
            <text:p>1288754719348</text:p>
          </table:table-cell>
          <table:table-cell office:value-type="float" office:value="1288754696932" calcext:value-type="float">
            <text:p>1288754696932</text:p>
          </table:table-cell>
          <table:table-cell office:value-type="float" office:value="1288754793267" calcext:value-type="float">
            <text:p>1288754793267</text:p>
          </table:table-cell>
          <table:table-cell office:value-type="float" office:value="1288754719348" calcext:value-type="float">
            <text:p>1288754719348</text:p>
          </table:table-cell>
          <table:table-cell table:number-columns-repeated="2" office:value-type="float" office:value="1288754696932" calcext:value-type="float">
            <text:p>1288754696932</text:p>
          </table:table-cell>
          <table:table-cell/>
          <table:table-cell table:formula="of:=([.B138]+[.C138]+[.D138]+[.E138]+[.F138]+[.G138]+[.H138]+[.I138]+[.J138]+[.K138])/[.$B$81]" office:value-type="float" office:value="1288754732557.3" calcext:value-type="float">
            <text:p>1288754732557,3</text:p>
          </table:table-cell>
          <table:table-cell/>
          <table:table-cell table:formula="of:=([.M137]/[.M138])" office:value-type="float" office:value="1.99794815149974" calcext:value-type="float">
            <text:p>1,9979481515</text:p>
          </table:table-cell>
          <table:table-cell table:formula="of:=([.M138]/[.M137])" office:value-type="float" office:value="0.500513488925806" calcext:value-type="float">
            <text:p>0,5005134889</text:p>
          </table:table-cell>
        </table:table-row>
        <table:table-row table:style-name="ro1">
          <table:table-cell table:number-columns-repeated="12"/>
          <table:table-cell table:formula="of:=([.B139]+[.C139]+[.D139]+[.E139]+[.F139]+[.G139]+[.H139]+[.I139]+[.J139]+[.K139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s16</text:p>
          </table:table-cell>
          <table:table-cell table:number-columns-repeated="11"/>
          <table:table-cell table:formula="of:=([.B140]+[.C140]+[.D140]+[.E140]+[.F140]+[.G140]+[.H140]+[.I140]+[.J140]+[.K140])/[.$B$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27195830836" calcext:value-type="float">
            <text:p>27195830836</text:p>
          </table:table-cell>
          <table:table-cell office:value-type="float" office:value="27155406912" calcext:value-type="float">
            <text:p>27155406912</text:p>
          </table:table-cell>
          <table:table-cell office:value-type="float" office:value="27182826358" calcext:value-type="float">
            <text:p>27182826358</text:p>
          </table:table-cell>
          <table:table-cell office:value-type="float" office:value="27195830836" calcext:value-type="float">
            <text:p>27195830836</text:p>
          </table:table-cell>
          <table:table-cell office:value-type="float" office:value="27155406912" calcext:value-type="float">
            <text:p>27155406912</text:p>
          </table:table-cell>
          <table:table-cell office:value-type="float" office:value="27182826358" calcext:value-type="float">
            <text:p>27182826358</text:p>
          </table:table-cell>
          <table:table-cell office:value-type="float" office:value="27195830836" calcext:value-type="float">
            <text:p>27195830836</text:p>
          </table:table-cell>
          <table:table-cell office:value-type="float" office:value="27155406912" calcext:value-type="float">
            <text:p>27155406912</text:p>
          </table:table-cell>
          <table:table-cell office:value-type="float" office:value="27182826358" calcext:value-type="float">
            <text:p>27182826358</text:p>
          </table:table-cell>
          <table:table-cell office:value-type="float" office:value="27155406912" calcext:value-type="float">
            <text:p>27155406912</text:p>
          </table:table-cell>
          <table:table-cell/>
          <table:table-cell table:formula="of:=([.B141]+[.C141]+[.D141]+[.E141]+[.F141]+[.G141]+[.H141]+[.I141]+[.J141]+[.K141])/[.$B$81]" office:value-type="float" office:value="27175759923" calcext:value-type="float">
            <text:p>27175759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26007123765" calcext:value-type="float">
            <text:p>26007123765</text:p>
          </table:table-cell>
          <table:table-cell office:value-type="float" office:value="26018256171" calcext:value-type="float">
            <text:p>26018256171</text:p>
          </table:table-cell>
          <table:table-cell office:value-type="float" office:value="26004963593" calcext:value-type="float">
            <text:p>26004963593</text:p>
          </table:table-cell>
          <table:table-cell office:value-type="float" office:value="26007123765" calcext:value-type="float">
            <text:p>26007123765</text:p>
          </table:table-cell>
          <table:table-cell office:value-type="float" office:value="26018256171" calcext:value-type="float">
            <text:p>26018256171</text:p>
          </table:table-cell>
          <table:table-cell office:value-type="float" office:value="26004963593" calcext:value-type="float">
            <text:p>26004963593</text:p>
          </table:table-cell>
          <table:table-cell office:value-type="float" office:value="26007123765" calcext:value-type="float">
            <text:p>26007123765</text:p>
          </table:table-cell>
          <table:table-cell office:value-type="float" office:value="26018256171" calcext:value-type="float">
            <text:p>26018256171</text:p>
          </table:table-cell>
          <table:table-cell office:value-type="float" office:value="26004963593" calcext:value-type="float">
            <text:p>26004963593</text:p>
          </table:table-cell>
          <table:table-cell office:value-type="float" office:value="26018256171" calcext:value-type="float">
            <text:p>26018256171</text:p>
          </table:table-cell>
          <table:table-cell/>
          <table:table-cell table:formula="of:=([.B142]+[.C142]+[.D142]+[.E142]+[.F142]+[.G142]+[.H142]+[.I142]+[.J142]+[.K142])/[.$B$81]" office:value-type="float" office:value="26010928675.8" calcext:value-type="float">
            <text:p>26010928675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4682154035" calcext:value-type="float">
            <text:p>24682154035</text:p>
          </table:table-cell>
          <table:table-cell office:value-type="float" office:value="24694034274" calcext:value-type="float">
            <text:p>24694034274</text:p>
          </table:table-cell>
          <table:table-cell office:value-type="float" office:value="24655094177" calcext:value-type="float">
            <text:p>24655094177</text:p>
          </table:table-cell>
          <table:table-cell office:value-type="float" office:value="24682154035" calcext:value-type="float">
            <text:p>24682154035</text:p>
          </table:table-cell>
          <table:table-cell office:value-type="float" office:value="24694034274" calcext:value-type="float">
            <text:p>24694034274</text:p>
          </table:table-cell>
          <table:table-cell office:value-type="float" office:value="24655094177" calcext:value-type="float">
            <text:p>24655094177</text:p>
          </table:table-cell>
          <table:table-cell office:value-type="float" office:value="24682154035" calcext:value-type="float">
            <text:p>24682154035</text:p>
          </table:table-cell>
          <table:table-cell office:value-type="float" office:value="24694034274" calcext:value-type="float">
            <text:p>24694034274</text:p>
          </table:table-cell>
          <table:table-cell office:value-type="float" office:value="24655094177" calcext:value-type="float">
            <text:p>24655094177</text:p>
          </table:table-cell>
          <table:table-cell office:value-type="float" office:value="24694034274" calcext:value-type="float">
            <text:p>24694034274</text:p>
          </table:table-cell>
          <table:table-cell/>
          <table:table-cell table:formula="of:=([.B143]+[.C143]+[.D143]+[.E143]+[.F143]+[.G143]+[.H143]+[.I143]+[.J143]+[.K143])/[.$B$81]" office:value-type="float" office:value="24678788173.2" calcext:value-type="float">
            <text:p>2467878817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29417308177" calcext:value-type="float">
            <text:p>129417308177</text:p>
          </table:table-cell>
          <table:table-cell office:value-type="float" office:value="129474708609" calcext:value-type="float">
            <text:p>129474708609</text:p>
          </table:table-cell>
          <table:table-cell office:value-type="float" office:value="129321466588" calcext:value-type="float">
            <text:p>129321466588</text:p>
          </table:table-cell>
          <table:table-cell office:value-type="float" office:value="129417308177" calcext:value-type="float">
            <text:p>129417308177</text:p>
          </table:table-cell>
          <table:table-cell office:value-type="float" office:value="129474708609" calcext:value-type="float">
            <text:p>129474708609</text:p>
          </table:table-cell>
          <table:table-cell office:value-type="float" office:value="129321466588" calcext:value-type="float">
            <text:p>129321466588</text:p>
          </table:table-cell>
          <table:table-cell office:value-type="float" office:value="129417308177" calcext:value-type="float">
            <text:p>129417308177</text:p>
          </table:table-cell>
          <table:table-cell office:value-type="float" office:value="129474708609" calcext:value-type="float">
            <text:p>129474708609</text:p>
          </table:table-cell>
          <table:table-cell office:value-type="float" office:value="129321466588" calcext:value-type="float">
            <text:p>129321466588</text:p>
          </table:table-cell>
          <table:table-cell office:value-type="float" office:value="129474708609" calcext:value-type="float">
            <text:p>129474708609</text:p>
          </table:table-cell>
          <table:table-cell/>
          <table:table-cell table:formula="of:=([.B144]+[.C144]+[.D144]+[.E144]+[.F144]+[.G144]+[.H144]+[.I144]+[.J144]+[.K144])/[.$B$81]" office:value-type="float" office:value="129411515873.1" calcext:value-type="float">
            <text:p>12941151587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2574144675409" calcext:value-type="float">
            <text:p>2574144675409</text:p>
          </table:table-cell>
          <table:table-cell office:value-type="float" office:value="2581007614294" calcext:value-type="float">
            <text:p>2581007614294</text:p>
          </table:table-cell>
          <table:table-cell office:value-type="float" office:value="2595817810697" calcext:value-type="float">
            <text:p>2595817810697</text:p>
          </table:table-cell>
          <table:table-cell office:value-type="float" office:value="2574144675409" calcext:value-type="float">
            <text:p>2574144675409</text:p>
          </table:table-cell>
          <table:table-cell office:value-type="float" office:value="2581007614294" calcext:value-type="float">
            <text:p>2581007614294</text:p>
          </table:table-cell>
          <table:table-cell office:value-type="float" office:value="2595817810697" calcext:value-type="float">
            <text:p>2595817810697</text:p>
          </table:table-cell>
          <table:table-cell office:value-type="float" office:value="2574144675409" calcext:value-type="float">
            <text:p>2574144675409</text:p>
          </table:table-cell>
          <table:table-cell office:value-type="float" office:value="2581007614294" calcext:value-type="float">
            <text:p>2581007614294</text:p>
          </table:table-cell>
          <table:table-cell office:value-type="float" office:value="2595817810697" calcext:value-type="float">
            <text:p>2595817810697</text:p>
          </table:table-cell>
          <table:table-cell office:value-type="float" office:value="2581007614294" calcext:value-type="float">
            <text:p>2581007614294</text:p>
          </table:table-cell>
          <table:table-cell/>
          <table:table-cell table:formula="of:=([.B145]+[.C145]+[.D145]+[.E145]+[.F145]+[.G145]+[.H145]+[.I145]+[.J145]+[.K145])/[.$B$81]" office:value-type="float" office:value="2583391791549.4" calcext:value-type="float">
            <text:p>258339179154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288754728490" calcext:value-type="float">
            <text:p>1288754728490</text:p>
          </table:table-cell>
          <table:table-cell office:value-type="float" office:value="1288754742756" calcext:value-type="float">
            <text:p>1288754742756</text:p>
          </table:table-cell>
          <table:table-cell office:value-type="float" office:value="1288754761029" calcext:value-type="float">
            <text:p>1288754761029</text:p>
          </table:table-cell>
          <table:table-cell office:value-type="float" office:value="1288754728490" calcext:value-type="float">
            <text:p>1288754728490</text:p>
          </table:table-cell>
          <table:table-cell office:value-type="float" office:value="1288754742756" calcext:value-type="float">
            <text:p>1288754742756</text:p>
          </table:table-cell>
          <table:table-cell office:value-type="float" office:value="1288754761029" calcext:value-type="float">
            <text:p>1288754761029</text:p>
          </table:table-cell>
          <table:table-cell office:value-type="float" office:value="1288754728490" calcext:value-type="float">
            <text:p>1288754728490</text:p>
          </table:table-cell>
          <table:table-cell office:value-type="float" office:value="1288754742756" calcext:value-type="float">
            <text:p>1288754742756</text:p>
          </table:table-cell>
          <table:table-cell office:value-type="float" office:value="1288754761029" calcext:value-type="float">
            <text:p>1288754761029</text:p>
          </table:table-cell>
          <table:table-cell office:value-type="float" office:value="1288754742756" calcext:value-type="float">
            <text:p>1288754742756</text:p>
          </table:table-cell>
          <table:table-cell/>
          <table:table-cell table:formula="of:=([.B146]+[.C146]+[.D146]+[.E146]+[.F146]+[.G146]+[.H146]+[.I146]+[.J146]+[.K146])/[.$B$81]" office:value-type="float" office:value="1288754743958.1" calcext:value-type="float">
            <text:p>1288754743958,1</text:p>
          </table:table-cell>
          <table:table-cell/>
          <table:table-cell table:formula="of:=([.M145]/[.M146])" office:value-type="float" office:value="2.00456433131345" calcext:value-type="float">
            <text:p>2,0045643313</text:p>
          </table:table-cell>
          <table:table-cell table:formula="of:=([.M146]/[.M145])" office:value-type="float" office:value="0.498861515382134" calcext:value-type="float">
            <text:p>0,4988615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22:37:49.218891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3:17:56.085273803</meta:creation-date>
    <dc:date>2017-05-28T01:17:28.323111454</dc:date>
    <meta:editing-duration>PT3H16M41S</meta:editing-duration>
    <meta:editing-cycles>10</meta:editing-cycles>
    <meta:generator>LibreOffice/5.1.6.2$Linux_X86_64 LibreOffice_project/10m0$Build-2</meta:generator>
    <meta:document-statistic meta:table-count="1" meta:cell-count="937" meta:object-count="0"/>
  </office:meta>
</office:document-meta>
</file>